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arial, x-locale-body, sans-serif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Ubuntu" officeooo:rsid="000d8b30" officeooo:paragraph-rsid="00d4611f"/>
    </style:style>
    <style:style style:name="P2" style:family="paragraph" style:parent-style-name="Text_20_body">
      <style:text-properties style:font-name="Ubuntu" officeooo:rsid="00150e06" officeooo:paragraph-rsid="00d4611f"/>
    </style:style>
    <style:style style:name="P3" style:family="paragraph" style:parent-style-name="Text_20_body">
      <style:text-properties style:font-name="Ubuntu" fo:font-weight="normal" officeooo:rsid="0066631e" officeooo:paragraph-rsid="02703bd2" style:font-weight-asian="normal" style:font-weight-complex="normal"/>
    </style:style>
    <style:style style:name="P4" style:family="paragraph" style:parent-style-name="Text_20_body">
      <style:text-properties style:font-name="Ubuntu" fo:font-weight="normal" officeooo:rsid="00738cbb" officeooo:paragraph-rsid="02703bd2" style:font-weight-asian="normal" style:font-weight-complex="normal"/>
    </style:style>
    <style:style style:name="P5" style:family="paragraph" style:parent-style-name="Text_20_body">
      <style:text-properties style:font-name="Ubuntu" fo:font-weight="normal" officeooo:rsid="007b6ee3" officeooo:paragraph-rsid="02703bd2" style:font-weight-asian="normal" style:font-weight-complex="normal"/>
    </style:style>
    <style:style style:name="P6" style:family="paragraph" style:parent-style-name="Text_20_body">
      <style:text-properties style:font-name="Ubuntu" fo:font-style="normal" fo:font-weight="normal" officeooo:rsid="002412a8" officeooo:paragraph-rsid="0271cb25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color="#ff6600" style:font-name="apple-system" fo:font-style="italic" fo:font-weight="bold" officeooo:rsid="006a3e93" officeooo:paragraph-rsid="006a3e93" style:font-style-asian="italic" style:font-weight-asian="bold" style:font-style-complex="italic" style:font-weight-complex="bold"/>
    </style:style>
    <style:style style:name="P8" style:family="paragraph" style:parent-style-name="Text_20_body">
      <style:text-properties fo:color="#ff6600" style:font-name="apple-system" fo:font-style="italic" fo:font-weight="bold" officeooo:rsid="00cfef09" officeooo:paragraph-rsid="012310ac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fo:color="#000000" style:font-name="apple-system" fo:font-style="normal" fo:font-weight="bold" officeooo:rsid="00ce77da" officeooo:paragraph-rsid="012310ac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fo:color="#000000" style:font-name="apple-system" fo:font-style="normal" fo:font-weight="bold" officeooo:rsid="0153d9df" officeooo:paragraph-rsid="022b23ef" style:font-style-asian="normal" style:font-weight-asian="bold" style:font-style-complex="normal" style:font-weight-complex="bold"/>
    </style:style>
    <style:style style:name="P11" style:family="paragraph" style:parent-style-name="Text_20_body">
      <style:text-properties fo:color="#000000" style:font-name="apple-system" fo:font-style="normal" fo:font-weight="normal" officeooo:rsid="00496ce7" officeooo:paragraph-rsid="00608eb1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color="#000000" style:font-name="apple-system" fo:font-style="normal" fo:font-weight="normal" officeooo:rsid="00678b2d" officeooo:paragraph-rsid="00678b2d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000000" style:font-name="apple-system" fo:font-style="normal" fo:font-weight="normal" officeooo:rsid="0071fb1d" officeooo:paragraph-rsid="0071fb1d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color="#000000" style:font-name="apple-system" fo:font-style="normal" fo:font-weight="normal" officeooo:rsid="0074e79d" officeooo:paragraph-rsid="0074e79d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color="#000000" style:font-name="apple-system" fo:font-style="normal" fo:font-weight="normal" officeooo:rsid="0074e79d" officeooo:paragraph-rsid="0175b056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color="#000000" style:font-name="apple-system" fo:font-style="normal" fo:font-weight="normal" officeooo:rsid="007754a7" officeooo:paragraph-rsid="007754a7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color="#000000" style:font-name="apple-system" fo:font-style="normal" fo:font-weight="normal" officeooo:rsid="007b523b" officeooo:paragraph-rsid="007b523b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color="#000000" style:font-name="apple-system" fo:font-style="normal" fo:font-weight="normal" officeooo:rsid="007e6355" officeooo:paragraph-rsid="007e6355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color="#000000" style:font-name="apple-system" fo:font-style="normal" fo:font-weight="normal" officeooo:rsid="007f8e35" officeooo:paragraph-rsid="007f8e35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color="#000000" style:font-name="apple-system" fo:font-style="normal" fo:font-weight="normal" officeooo:rsid="0082925f" officeooo:paragraph-rsid="0082925f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color="#000000" style:font-name="apple-system" fo:font-style="normal" fo:font-weight="normal" officeooo:rsid="00840163" officeooo:paragraph-rsid="00840163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color="#000000" style:font-name="apple-system" fo:font-style="normal" fo:font-weight="normal" officeooo:rsid="0086bfcf" officeooo:paragraph-rsid="0086bfcf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color="#000000" style:font-name="apple-system" fo:font-style="normal" fo:font-weight="normal" officeooo:rsid="008aeab3" officeooo:paragraph-rsid="008aeab3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color="#000000" style:font-name="apple-system" fo:font-style="normal" fo:font-weight="normal" officeooo:rsid="008ca256" officeooo:paragraph-rsid="008ca256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color="#000000" style:font-name="apple-system" fo:font-style="normal" fo:font-weight="normal" officeooo:rsid="008fa656" officeooo:paragraph-rsid="008fa656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color="#000000" style:font-name="apple-system" fo:font-style="normal" fo:font-weight="normal" officeooo:rsid="0090bd05" officeooo:paragraph-rsid="0090bd05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color="#000000" style:font-name="apple-system" fo:font-style="normal" fo:font-weight="normal" officeooo:rsid="0090d507" officeooo:paragraph-rsid="0090d507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color="#000000" style:font-name="apple-system" fo:font-style="normal" fo:font-weight="normal" officeooo:rsid="00919cf8" officeooo:paragraph-rsid="00919cf8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color="#000000" style:font-name="apple-system" fo:font-style="normal" fo:font-weight="normal" officeooo:rsid="00925522" officeooo:paragraph-rsid="00925522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color="#000000" style:font-name="apple-system" fo:font-style="normal" fo:font-weight="normal" officeooo:rsid="00943fea" officeooo:paragraph-rsid="00943fea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color="#000000" style:font-name="apple-system" fo:font-style="normal" fo:font-weight="normal" officeooo:rsid="0095dd03" officeooo:paragraph-rsid="0095dd03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color="#000000" style:font-name="apple-system" fo:font-style="normal" fo:font-weight="normal" officeooo:rsid="00989309" officeooo:paragraph-rsid="00989309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fo:color="#000000" style:font-name="apple-system" fo:font-style="normal" fo:font-weight="normal" officeooo:rsid="009a17c1" officeooo:paragraph-rsid="009a17c1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color="#000000" style:font-name="apple-system" fo:font-style="normal" fo:font-weight="normal" officeooo:rsid="00a14cad" officeooo:paragraph-rsid="00a14cad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color="#000000" style:font-name="apple-system" fo:font-style="normal" fo:font-weight="normal" officeooo:rsid="00a4e61c" officeooo:paragraph-rsid="00a4e61c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color="#000000" style:font-name="apple-system" fo:font-style="normal" fo:font-weight="normal" officeooo:rsid="00a5d6a3" officeooo:paragraph-rsid="00a5d6a3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color="#000000" style:font-name="apple-system" fo:font-style="normal" fo:font-weight="normal" officeooo:rsid="00a72b62" officeooo:paragraph-rsid="00a72b62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color="#000000" style:font-name="apple-system" fo:font-style="normal" fo:font-weight="normal" officeooo:rsid="00a99ce3" officeooo:paragraph-rsid="00a99ce3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color="#000000" style:font-name="apple-system" fo:font-style="normal" fo:font-weight="normal" officeooo:rsid="00ad9b90" officeooo:paragraph-rsid="00ad9b90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color="#000000" style:font-name="apple-system" fo:font-style="normal" fo:font-weight="normal" officeooo:rsid="00f50b6c" officeooo:paragraph-rsid="00f50b6c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color="#000000" style:font-name="apple-system" fo:font-style="normal" fo:font-weight="normal" officeooo:rsid="0075507b" officeooo:paragraph-rsid="0175b056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color="#000000" style:font-name="apple-system" fo:font-style="normal" fo:font-weight="normal" officeooo:rsid="022e2bf3" officeooo:paragraph-rsid="022e2bf3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color="#000000" style:font-name="apple-system" fo:font-style="normal" fo:font-weight="normal" officeooo:rsid="0185ea06" officeooo:paragraph-rsid="023c5377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color="#000000" style:font-name="apple-system" fo:font-style="normal" fo:font-weight="normal" officeooo:rsid="024e8730" officeooo:paragraph-rsid="02512170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color="#000000" style:font-name="apple-system" fo:font-style="normal" fo:font-weight="normal" officeooo:rsid="01b07938" officeooo:paragraph-rsid="02545cb8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fo:color="#000000" style:font-name="apple-system" fo:font-style="normal" fo:font-weight="normal" officeooo:rsid="01b07938" officeooo:paragraph-rsid="025c6539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fo:color="#000000" style:font-name="apple-system" fo:font-style="italic" fo:font-weight="normal" officeooo:rsid="0040d763" officeooo:paragraph-rsid="00d9db23" style:font-style-asian="italic" style:font-weight-asian="normal" style:font-style-complex="italic" style:font-weight-complex="normal"/>
    </style:style>
    <style:style style:name="P48" style:family="paragraph" style:parent-style-name="Text_20_body">
      <style:text-properties fo:color="#000000" style:font-name="apple-system" fo:font-style="italic" fo:font-weight="normal" officeooo:rsid="00e4b0a7" officeooo:paragraph-rsid="00f2dfd1" style:font-style-asian="italic" style:font-weight-asian="normal" style:font-style-complex="italic" style:font-weight-complex="normal"/>
    </style:style>
    <style:style style:name="P49" style:family="paragraph" style:parent-style-name="Text_20_body">
      <style:text-properties fo:color="#000000" style:font-name="apple-system" fo:font-style="italic" fo:font-weight="normal" officeooo:rsid="012498d5" officeooo:paragraph-rsid="012d9252" style:font-style-asian="italic" style:font-weight-asian="normal" style:font-style-complex="italic" style:font-weight-complex="normal"/>
    </style:style>
    <style:style style:name="P50" style:family="paragraph" style:parent-style-name="Text_20_body">
      <style:text-properties fo:color="#000000" style:font-name="apple-system" fo:font-style="italic" fo:font-weight="normal" officeooo:rsid="012498d5" officeooo:paragraph-rsid="01293f56" style:font-style-asian="italic" style:font-weight-asian="normal" style:font-style-complex="italic" style:font-weight-complex="normal"/>
    </style:style>
    <style:style style:name="P51" style:family="paragraph" style:parent-style-name="Text_20_body">
      <style:text-properties fo:color="#000000" style:font-name="apple-system" fo:font-style="italic" fo:font-weight="normal" officeooo:rsid="01293f56" officeooo:paragraph-rsid="012d9252" style:font-style-asian="italic" style:font-weight-asian="normal" style:font-style-complex="italic" style:font-weight-complex="normal"/>
    </style:style>
    <style:style style:name="P52" style:family="paragraph" style:parent-style-name="Text_20_body">
      <style:text-properties fo:color="#000000" style:font-name="apple-system" fo:font-style="italic" fo:font-weight="normal" officeooo:rsid="00f081f1" officeooo:paragraph-rsid="020b339f" style:font-style-asian="italic" style:font-weight-asian="normal" style:font-style-complex="italic" style:font-weight-complex="normal"/>
    </style:style>
    <style:style style:name="P53" style:family="paragraph" style:parent-style-name="Text_20_body">
      <style:text-properties fo:color="#000000" style:font-name="Ubuntu" fo:font-size="12pt" fo:font-style="normal" fo:font-weight="normal" officeooo:rsid="01b649b5" officeooo:paragraph-rsid="025cd06b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Text_20_body">
      <style:text-properties fo:color="#000000" style:font-name="Ubuntu" fo:font-size="12pt" fo:font-style="normal" fo:font-weight="normal" officeooo:rsid="01baf23d" officeooo:paragraph-rsid="026010c0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Text_20_body">
      <style:text-properties fo:color="#000000" style:font-name="Ubuntu" fo:font-size="12pt" fo:font-style="normal" fo:font-weight="normal" officeooo:rsid="01be743d" officeooo:paragraph-rsid="02649d03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Text_20_body">
      <style:text-properties fo:color="#000000" style:font-name="Ubuntu" fo:font-size="12pt" fo:font-style="normal" fo:font-weight="normal" officeooo:rsid="01d0cb82" officeooo:paragraph-rsid="0265f557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Text_20_body">
      <style:text-properties fo:color="#000000" style:font-name="Ubuntu" fo:font-size="12pt" fo:font-style="normal" fo:font-weight="normal" officeooo:rsid="01cbfcf3" officeooo:paragraph-rsid="02660f72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Text_20_body">
      <style:text-properties fo:color="#000000" style:font-name="Ubuntu" fo:font-size="12pt" fo:font-style="normal" fo:font-weight="normal" officeooo:rsid="015619dd" officeooo:paragraph-rsid="0268f78b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Text_20_body">
      <style:text-properties fo:color="#000000" style:font-name="Ubuntu" fo:font-size="12pt" fo:font-style="normal" fo:font-weight="normal" officeooo:rsid="0215c4c1" officeooo:paragraph-rsid="02697726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Text_20_body">
      <style:text-properties fo:color="#000000" style:font-name="Ubuntu" fo:font-size="12pt" fo:font-style="normal" fo:font-weight="normal" officeooo:rsid="017c5022" officeooo:paragraph-rsid="0269fd79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Text_20_body">
      <style:text-properties officeooo:rsid="004635cc" officeooo:paragraph-rsid="004635cc"/>
    </style:style>
    <style:style style:name="P62" style:family="paragraph" style:parent-style-name="Text_20_body">
      <style:text-properties officeooo:rsid="005a11d7" officeooo:paragraph-rsid="005a11d7"/>
    </style:style>
    <style:style style:name="P63" style:family="paragraph" style:parent-style-name="Text_20_body">
      <style:text-properties fo:font-variant="normal" fo:text-transform="none" fo:color="#000000" style:font-name="Ubuntu" fo:font-size="12pt" fo:letter-spacing="normal" fo:font-style="normal" fo:font-weight="normal" officeooo:rsid="0071fb1d" officeooo:paragraph-rsid="007a3e7f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Text_20_body">
      <style:text-properties fo:font-variant="normal" fo:text-transform="none" fo:color="#000000" style:font-name="Ubuntu" fo:font-size="12pt" fo:letter-spacing="normal" fo:font-style="normal" fo:font-weight="normal" officeooo:rsid="00a09654" officeooo:paragraph-rsid="027122ba" style:font-size-asian="12pt" style:font-size-complex="12pt"/>
    </style:style>
    <style:style style:name="P65" style:family="paragraph" style:parent-style-name="Text_20_body">
      <style:text-properties fo:font-variant="normal" fo:text-transform="none" fo:color="#000000" style:font-name="Ubuntu" fo:font-size="12pt" fo:letter-spacing="normal" fo:font-style="normal" fo:font-weight="normal" officeooo:paragraph-rsid="027122ba" style:font-size-asian="12pt" style:font-size-complex="12pt"/>
    </style:style>
    <style:style style:name="P66" style:family="paragraph" style:parent-style-name="Text_20_body">
      <style:text-properties fo:font-variant="normal" fo:text-transform="none" fo:color="#14171a" style:font-name="Ubuntu" fo:font-size="12pt" fo:letter-spacing="normal" fo:font-style="normal" fo:font-weight="normal" officeooo:rsid="01fad57b" officeooo:paragraph-rsid="01fad57b" style:font-size-asian="12pt" style:font-weight-asian="normal" style:font-size-complex="12pt" style:font-weight-complex="normal"/>
    </style:style>
    <style:style style:name="P67" style:family="paragraph" style:parent-style-name="Text_20_body">
      <style:text-properties fo:font-variant="normal" fo:text-transform="none" fo:color="#ff6600" style:font-name="apple-system" fo:font-size="12pt" fo:letter-spacing="normal" fo:font-style="italic" fo:font-weight="bold" officeooo:rsid="011c434a" officeooo:paragraph-rsid="012d9252" style:font-style-asian="italic" style:font-weight-asian="bold" style:font-style-complex="italic" style:font-weight-complex="bold"/>
    </style:style>
    <style:style style:name="P68" style:family="paragraph" style:parent-style-name="Text_20_body">
      <style:text-properties officeooo:paragraph-rsid="000913d9"/>
    </style:style>
    <style:style style:name="P69" style:family="paragraph" style:parent-style-name="Text_20_body">
      <style:text-properties officeooo:rsid="000cc670" officeooo:paragraph-rsid="00dd669c"/>
    </style:style>
    <style:style style:name="P70" style:family="paragraph" style:parent-style-name="Text_20_body">
      <style:text-properties officeooo:rsid="00e01d3b" officeooo:paragraph-rsid="00e01d3b"/>
    </style:style>
    <style:style style:name="P71" style:family="paragraph" style:parent-style-name="Text_20_body">
      <style:text-properties officeooo:rsid="00f1c7ab" officeooo:paragraph-rsid="00f1c7ab"/>
    </style:style>
    <style:style style:name="P72" style:family="paragraph" style:parent-style-name="Text_20_body">
      <style:text-properties officeooo:rsid="00fc4bf3" officeooo:paragraph-rsid="00ff1282"/>
    </style:style>
    <style:style style:name="P73" style:family="paragraph" style:parent-style-name="Text_20_body">
      <style:text-properties officeooo:rsid="0104a781" officeooo:paragraph-rsid="0104a781"/>
    </style:style>
    <style:style style:name="P74" style:family="paragraph" style:parent-style-name="Text_20_body">
      <style:text-properties officeooo:rsid="01179ee9" officeooo:paragraph-rsid="011fe94a"/>
    </style:style>
    <style:style style:name="P75" style:family="paragraph" style:parent-style-name="Text_20_body">
      <style:text-properties fo:color="#7e0021" style:font-name="apple-system" fo:font-style="normal" fo:font-weight="normal" officeooo:rsid="006c68dc" officeooo:paragraph-rsid="012310ac" style:font-style-asian="normal" style:font-weight-asian="normal" style:font-style-complex="normal" style:font-weight-complex="normal"/>
    </style:style>
    <style:style style:name="P76" style:family="paragraph" style:parent-style-name="Text_20_body">
      <style:text-properties fo:color="#7e0021" style:font-name="apple-system" fo:font-style="normal" fo:font-weight="normal" officeooo:rsid="00b79c01" officeooo:paragraph-rsid="012310ac" style:font-style-asian="normal" style:font-weight-asian="normal" style:font-style-complex="normal" style:font-weight-complex="normal"/>
    </style:style>
    <style:style style:name="P77" style:family="paragraph" style:parent-style-name="Text_20_body">
      <style:text-properties fo:color="#7e0021" style:font-name="apple-system" fo:font-style="normal" fo:font-weight="normal" officeooo:rsid="00b80e15" officeooo:paragraph-rsid="012310ac" style:font-style-asian="normal" style:font-weight-asian="normal" style:font-style-complex="normal" style:font-weight-complex="normal"/>
    </style:style>
    <style:style style:name="P78" style:family="paragraph" style:parent-style-name="Text_20_body">
      <style:text-properties fo:color="#7e0021" style:font-name="apple-system" fo:font-style="normal" fo:font-weight="normal" officeooo:rsid="00b90b83" officeooo:paragraph-rsid="012310ac" style:font-style-asian="normal" style:font-weight-asian="normal" style:font-style-complex="normal" style:font-weight-complex="normal"/>
    </style:style>
    <style:style style:name="P79" style:family="paragraph" style:parent-style-name="Text_20_body">
      <style:text-properties fo:color="#7e0021" style:font-name="apple-system" fo:font-style="normal" fo:font-weight="normal" officeooo:rsid="00c0795a" officeooo:paragraph-rsid="012310ac" style:font-style-asian="normal" style:font-weight-asian="normal" style:font-style-complex="normal" style:font-weight-complex="normal"/>
    </style:style>
    <style:style style:name="P80" style:family="paragraph" style:parent-style-name="Text_20_body">
      <style:text-properties fo:color="#7e0021" style:font-name="apple-system" fo:font-style="normal" fo:font-weight="normal" officeooo:rsid="00c4452a" officeooo:paragraph-rsid="012310ac" style:font-style-asian="normal" style:font-weight-asian="normal" style:font-style-complex="normal" style:font-weight-complex="normal"/>
    </style:style>
    <style:style style:name="P81" style:family="paragraph" style:parent-style-name="Text_20_body">
      <style:text-properties fo:color="#7e0021" style:font-name="apple-system" fo:font-style="normal" fo:font-weight="normal" officeooo:rsid="00c97306" officeooo:paragraph-rsid="012310ac" style:font-style-asian="normal" style:font-weight-asian="normal" style:font-style-complex="normal" style:font-weight-complex="normal"/>
    </style:style>
    <style:style style:name="P82" style:family="paragraph" style:parent-style-name="Text_20_body">
      <style:text-properties fo:color="#7e0021" style:font-name="apple-system" fo:font-style="normal" fo:font-weight="bold" officeooo:rsid="00b79c01" officeooo:paragraph-rsid="012310ac" style:font-style-asian="normal" style:font-weight-asian="bold" style:font-style-complex="normal" style:font-weight-complex="bold"/>
    </style:style>
    <style:style style:name="P83" style:family="paragraph" style:parent-style-name="Text_20_body">
      <style:text-properties fo:color="#7e0021" style:font-name="apple-system" fo:font-style="normal" fo:font-weight="bold" officeooo:rsid="00b8049b" officeooo:paragraph-rsid="012310ac" style:font-style-asian="normal" style:font-weight-asian="bold" style:font-style-complex="normal" style:font-weight-complex="bold"/>
    </style:style>
    <style:style style:name="P84" style:family="paragraph" style:parent-style-name="Text_20_body">
      <style:text-properties fo:color="#7e0021" style:font-name="apple-system" fo:font-style="normal" fo:font-weight="bold" officeooo:rsid="00bfe586" officeooo:paragraph-rsid="012310ac" style:font-style-asian="normal" style:font-weight-asian="bold" style:font-style-complex="normal" style:font-weight-complex="bold"/>
    </style:style>
    <style:style style:name="P85" style:family="paragraph" style:parent-style-name="Text_20_body">
      <style:text-properties fo:color="#7e0021" style:font-name="apple-system" fo:font-style="normal" fo:font-weight="bold" officeooo:rsid="00c97306" officeooo:paragraph-rsid="012310ac" style:font-style-asian="normal" style:font-weight-asian="bold" style:font-style-complex="normal" style:font-weight-complex="bold"/>
    </style:style>
    <style:style style:name="P86" style:family="paragraph" style:parent-style-name="Text_20_body">
      <style:text-properties fo:color="#7e0021" style:font-name="apple-system" fo:font-style="normal" fo:font-weight="bold" officeooo:rsid="00ce77da" officeooo:paragraph-rsid="012310ac" style:font-style-asian="normal" style:font-weight-asian="bold" style:font-style-complex="normal" style:font-weight-complex="bold"/>
    </style:style>
    <style:style style:name="P87" style:family="paragraph" style:parent-style-name="Text_20_body">
      <style:text-properties officeooo:rsid="012d9252" officeooo:paragraph-rsid="012d9252"/>
    </style:style>
    <style:style style:name="P88" style:family="paragraph" style:parent-style-name="Text_20_body">
      <style:text-properties officeooo:rsid="003db189" officeooo:paragraph-rsid="016c2419"/>
    </style:style>
    <style:style style:name="P89" style:family="paragraph" style:parent-style-name="Text_20_body">
      <style:text-properties officeooo:rsid="002196e6" officeooo:paragraph-rsid="00df36cf"/>
    </style:style>
    <style:style style:name="P90" style:family="paragraph" style:parent-style-name="Text_20_body">
      <style:text-properties officeooo:rsid="0027436c" officeooo:paragraph-rsid="0177130e"/>
    </style:style>
    <style:style style:name="P91" style:family="paragraph" style:parent-style-name="Text_20_body">
      <style:text-properties officeooo:rsid="0170193c" officeooo:paragraph-rsid="0170193c"/>
    </style:style>
    <style:style style:name="P92" style:family="paragraph" style:parent-style-name="Text_20_body">
      <style:text-properties officeooo:rsid="00284400" officeooo:paragraph-rsid="017a5167"/>
    </style:style>
    <style:style style:name="P93" style:family="paragraph" style:parent-style-name="Text_20_body">
      <style:text-properties fo:font-weight="normal" officeooo:rsid="01a4c449" officeooo:paragraph-rsid="01a4c449" style:font-weight-asian="normal" style:font-weight-complex="normal"/>
    </style:style>
    <style:style style:name="P94" style:family="paragraph" style:parent-style-name="Text_20_body">
      <style:text-properties fo:font-weight="normal" officeooo:rsid="00353a43" officeooo:paragraph-rsid="01a5d2d7" style:font-weight-asian="normal" style:font-weight-complex="normal"/>
    </style:style>
    <style:style style:name="P95" style:family="paragraph" style:parent-style-name="Text_20_body">
      <style:text-properties fo:font-weight="normal" officeooo:rsid="00353a43" officeooo:paragraph-rsid="01af4b7e" style:font-weight-asian="normal" style:font-weight-complex="normal"/>
    </style:style>
    <style:style style:name="P96" style:family="paragraph" style:parent-style-name="Text_20_body">
      <style:text-properties fo:font-weight="normal" officeooo:rsid="01c8870c" officeooo:paragraph-rsid="01c8870c" style:font-weight-asian="normal" style:font-weight-complex="normal"/>
    </style:style>
    <style:style style:name="P97" style:family="paragraph" style:parent-style-name="Text_20_body">
      <style:text-properties fo:font-weight="normal" officeooo:paragraph-rsid="026cfca7"/>
    </style:style>
    <style:style style:name="P98" style:family="paragraph" style:parent-style-name="Text_20_body">
      <style:text-properties officeooo:rsid="00324419" officeooo:paragraph-rsid="019b1e7b"/>
    </style:style>
    <style:style style:name="P99" style:family="paragraph" style:parent-style-name="Text_20_body">
      <style:text-properties fo:color="#800000" style:font-name="apple-system" fo:font-style="italic" fo:font-weight="bold" officeooo:rsid="01ddc63d" officeooo:paragraph-rsid="01ddc63d" style:font-style-asian="italic" style:font-weight-asian="bold" style:font-style-complex="italic" style:font-weight-complex="bold"/>
    </style:style>
    <style:style style:name="P100" style:family="paragraph" style:parent-style-name="Text_20_body">
      <style:text-properties fo:font-weight="bold" officeooo:paragraph-rsid="00f4e85b" style:font-weight-asian="bold" style:font-weight-complex="bold"/>
    </style:style>
    <style:style style:name="P101" style:family="paragraph" style:parent-style-name="Text_20_body">
      <style:text-properties style:use-window-font-color="true" style:font-name="apple-system" fo:font-style="normal" fo:font-weight="normal" officeooo:rsid="01e269f6" officeooo:paragraph-rsid="01e269f6" style:font-style-asian="normal" style:font-weight-asian="normal" style:font-style-complex="normal" style:font-weight-complex="normal"/>
    </style:style>
    <style:style style:name="P102" style:family="paragraph" style:parent-style-name="Text_20_body">
      <style:text-properties style:use-window-font-color="true" style:font-name="apple-system" fo:font-style="normal" fo:font-weight="normal" officeooo:rsid="01e269f6" officeooo:paragraph-rsid="0201199b" style:font-style-asian="normal" style:font-weight-asian="normal" style:font-style-complex="normal" style:font-weight-complex="normal"/>
    </style:style>
    <style:style style:name="P103" style:family="paragraph" style:parent-style-name="Text_20_body">
      <style:text-properties style:use-window-font-color="true" style:font-name="apple-system" fo:font-style="normal" fo:font-weight="normal" officeooo:rsid="01e269f6" officeooo:paragraph-rsid="026ec9d6" style:font-style-asian="normal" style:font-weight-asian="normal" style:font-style-complex="normal" style:font-weight-complex="normal"/>
    </style:style>
    <style:style style:name="P104" style:family="paragraph" style:parent-style-name="Text_20_body">
      <style:text-properties style:use-window-font-color="true" style:font-name="apple-system" fo:font-style="normal" fo:font-weight="normal" officeooo:rsid="01e80078" officeooo:paragraph-rsid="0201199b" style:font-style-asian="normal" style:font-weight-asian="normal" style:font-style-complex="normal" style:font-weight-complex="normal"/>
    </style:style>
    <style:style style:name="P105" style:family="paragraph" style:parent-style-name="Text_20_body">
      <style:text-properties style:use-window-font-color="true" style:font-name="apple-system" fo:font-style="normal" fo:font-weight="normal" officeooo:rsid="01eac4fd" officeooo:paragraph-rsid="01eac4fd" style:font-style-asian="normal" style:font-weight-asian="normal" style:font-style-complex="normal" style:font-weight-complex="normal"/>
    </style:style>
    <style:style style:name="P106" style:family="paragraph" style:parent-style-name="Text_20_body">
      <style:text-properties style:use-window-font-color="true" style:font-name="apple-system" fo:font-style="normal" fo:font-weight="normal" officeooo:rsid="01ee8095" officeooo:paragraph-rsid="01ee8095" style:font-style-asian="normal" style:font-weight-asian="normal" style:font-style-complex="normal" style:font-weight-complex="normal"/>
    </style:style>
    <style:style style:name="P107" style:family="paragraph" style:parent-style-name="Text_20_body">
      <style:text-properties style:use-window-font-color="true" style:font-name="apple-system" fo:font-style="normal" fo:font-weight="normal" officeooo:rsid="01f1eca6" officeooo:paragraph-rsid="01f1eca6" style:font-style-asian="normal" style:font-weight-asian="normal" style:font-style-complex="normal" style:font-weight-complex="normal"/>
    </style:style>
    <style:style style:name="P108" style:family="paragraph" style:parent-style-name="Text_20_body">
      <style:text-properties style:use-window-font-color="true" style:font-name="apple-system" fo:font-style="normal" fo:font-weight="normal" officeooo:rsid="01f8d94e" officeooo:paragraph-rsid="01f8d94e" style:font-style-asian="normal" style:font-weight-asian="normal" style:font-style-complex="normal" style:font-weight-complex="normal"/>
    </style:style>
    <style:style style:name="P109" style:family="paragraph" style:parent-style-name="Text_20_body">
      <style:text-properties style:use-window-font-color="true" style:font-name="apple-system" fo:font-style="normal" fo:font-weight="normal" officeooo:rsid="01f8d94e" officeooo:paragraph-rsid="0201199b" style:font-style-asian="normal" style:font-weight-asian="normal" style:font-style-complex="normal" style:font-weight-complex="normal"/>
    </style:style>
    <style:style style:name="P110" style:family="paragraph" style:parent-style-name="Text_20_body">
      <style:text-properties style:use-window-font-color="true" style:font-name="apple-system" fo:font-style="normal" fo:font-weight="normal" officeooo:rsid="01fa6d35" officeooo:paragraph-rsid="0201199b" style:font-style-asian="normal" style:font-weight-asian="normal" style:font-style-complex="normal" style:font-weight-complex="normal"/>
    </style:style>
    <style:style style:name="P111" style:family="paragraph" style:parent-style-name="Text_20_body">
      <style:text-properties style:use-window-font-color="true" style:font-name="apple-system" fo:font-style="italic" fo:font-weight="bold" officeooo:rsid="01e68aa5" officeooo:paragraph-rsid="0201199b" style:font-style-asian="italic" style:font-weight-asian="bold" style:font-style-complex="italic" style:font-weight-complex="bold"/>
    </style:style>
    <style:style style:name="P112" style:family="paragraph" style:parent-style-name="Text_20_body">
      <style:text-properties officeooo:paragraph-rsid="00dac184"/>
    </style:style>
    <style:style style:name="P113" style:family="paragraph" style:parent-style-name="Text_20_body">
      <style:text-properties officeooo:rsid="0227230c" officeooo:paragraph-rsid="0227230c"/>
    </style:style>
    <style:style style:name="P114" style:family="paragraph" style:parent-style-name="Text_20_body">
      <style:text-properties officeooo:rsid="0246eeee" officeooo:paragraph-rsid="0246eeee"/>
    </style:style>
    <style:style style:name="P115" style:family="paragraph" style:parent-style-name="Text_20_body">
      <style:text-properties officeooo:paragraph-rsid="026b9a73"/>
    </style:style>
    <style:style style:name="P116" style:family="paragraph" style:parent-style-name="Text_20_body">
      <style:text-properties officeooo:paragraph-rsid="026cfca7"/>
    </style:style>
    <style:style style:name="P117" style:family="paragraph" style:parent-style-name="Text_20_body">
      <style:text-properties officeooo:paragraph-rsid="026ec9d6"/>
    </style:style>
    <style:style style:name="P118" style:family="paragraph" style:parent-style-name="Title">
      <style:text-properties officeooo:rsid="000913d9" officeooo:paragraph-rsid="000913d9"/>
    </style:style>
    <style:style style:name="P119" style:family="paragraph" style:parent-style-name="Text_20_body">
      <style:paragraph-properties fo:break-before="page"/>
      <style:text-properties officeooo:rsid="00dd669c" officeooo:paragraph-rsid="00dd669c"/>
    </style:style>
    <style:style style:name="P120" style:family="paragraph" style:parent-style-name="Text_20_body">
      <style:paragraph-properties fo:break-before="page"/>
      <style:text-properties fo:color="#7e0021" style:font-name="apple-system" fo:font-style="normal" fo:font-weight="bold" officeooo:rsid="006be885" officeooo:paragraph-rsid="012310ac" style:font-style-asian="normal" style:font-weight-asian="bold" style:font-style-complex="normal" style:font-weight-complex="bold"/>
    </style:style>
    <style:style style:name="P121" style:family="paragraph" style:parent-style-name="Text_20_body">
      <style:paragraph-properties fo:break-before="page"/>
      <style:text-properties fo:color="#000000" style:font-name="apple-system" fo:font-style="normal" fo:font-weight="bold" officeooo:rsid="01216b7a" officeooo:paragraph-rsid="026cfca7" style:font-style-asian="normal" style:font-weight-asian="bold" style:font-style-complex="normal" style:font-weight-complex="bold"/>
    </style:style>
    <style:style style:name="P122" style:family="paragraph" style:parent-style-name="Table_20_Contents">
      <style:text-properties style:font-name="Ubuntu" officeooo:rsid="010ae962" officeooo:paragraph-rsid="010d4df0"/>
    </style:style>
    <style:style style:name="P123" style:family="paragraph" style:parent-style-name="Table_20_Contents">
      <style:text-properties style:font-name="Ubuntu" officeooo:paragraph-rsid="010d4df0"/>
    </style:style>
    <style:style style:name="P124" style:family="paragraph" style:parent-style-name="Table_20_Contents">
      <style:text-properties fo:font-variant="normal" fo:text-transform="none" fo:color="#333333" style:font-name="Ubuntu" fo:font-size="12pt" fo:letter-spacing="normal" fo:font-style="normal" fo:font-weight="normal" officeooo:paragraph-rsid="010d4df0" style:font-size-asian="12pt" style:font-size-complex="12pt"/>
    </style:style>
    <style:style style:name="P125" style:family="paragraph" style:parent-style-name="Text_20_body" style:list-style-name="">
      <style:paragraph-properties fo:break-before="page"/>
      <style:text-properties fo:color="#800000" style:font-name="Ubuntu" fo:font-style="italic" fo:font-weight="bold" officeooo:rsid="0103b5e1" officeooo:paragraph-rsid="010d4df0" style:font-style-asian="italic" style:font-weight-asian="bold" style:font-style-complex="italic" style:font-weight-complex="bold"/>
    </style:style>
    <style:style style:name="P126" style:family="paragraph" style:parent-style-name="Text_20_body" style:list-style-name="">
      <style:text-properties fo:font-variant="normal" fo:text-transform="none" fo:color="#000000" style:font-name="Ubuntu" fo:font-size="12pt" fo:letter-spacing="normal" fo:font-style="normal" fo:font-weight="normal" officeooo:rsid="0103b5e1" officeooo:paragraph-rsid="0111f8d2" style:font-size-asian="12pt" style:font-style-asian="italic" style:font-weight-asian="bold" style:font-size-complex="12pt" style:font-style-complex="italic" style:font-weight-complex="bold"/>
    </style:style>
    <style:style style:name="P127" style:family="paragraph" style:parent-style-name="Text_20_body" style:list-style-name="L6">
      <style:text-properties fo:font-variant="normal" fo:text-transform="none" fo:color="#000000" style:font-name="Ubuntu" fo:font-size="12pt" fo:letter-spacing="normal" fo:font-style="normal" fo:font-weight="normal" officeooo:rsid="00a13118" officeooo:paragraph-rsid="027122ba" style:font-size-asian="12pt" style:font-size-complex="12pt"/>
    </style:style>
    <style:style style:name="P128" style:family="paragraph" style:parent-style-name="Text_20_body" style:list-style-name="L6">
      <style:text-properties fo:font-variant="normal" fo:text-transform="none" fo:color="#000000" style:font-name="Ubuntu" fo:font-size="12pt" fo:letter-spacing="normal" fo:font-style="normal" fo:font-weight="normal" officeooo:rsid="00a22617" officeooo:paragraph-rsid="027122ba" style:font-size-asian="12pt" style:font-size-complex="12pt"/>
    </style:style>
    <style:style style:name="P129" style:family="paragraph" style:parent-style-name="Text_20_body" style:list-style-name="L6">
      <style:text-properties fo:font-variant="normal" fo:text-transform="none" fo:color="#000000" style:font-name="Ubuntu" fo:font-size="12pt" fo:letter-spacing="normal" fo:font-style="normal" fo:font-weight="normal" officeooo:rsid="00a23c2f" officeooo:paragraph-rsid="027122ba" style:font-size-asian="12pt" style:font-size-complex="12pt"/>
    </style:style>
    <style:style style:name="P130" style:family="paragraph" style:parent-style-name="Text_20_body" style:list-style-name="">
      <style:text-properties fo:font-variant="normal" fo:text-transform="none" fo:color="#000000" style:font-name="Ubuntu" fo:font-size="12pt" fo:letter-spacing="normal" fo:font-style="normal" fo:font-weight="normal" officeooo:rsid="012e709b" officeooo:paragraph-rsid="022529ff" style:font-style-asian="normal" style:font-weight-asian="normal" style:font-style-complex="normal" style:font-weight-complex="normal"/>
    </style:style>
    <style:style style:name="P131" style:family="paragraph" style:parent-style-name="Text_20_body" style:list-style-name="">
      <style:text-properties fo:font-variant="normal" fo:text-transform="none" fo:color="#000000" style:font-name="Ubuntu" fo:font-size="12pt" fo:letter-spacing="normal" fo:font-style="normal" fo:font-weight="normal" officeooo:rsid="0242d5c2" officeooo:paragraph-rsid="0242d5c2" style:font-style-asian="normal" style:font-weight-asian="normal" style:font-style-complex="normal" style:font-weight-complex="normal"/>
    </style:style>
    <style:style style:name="P132" style:family="paragraph" style:parent-style-name="Text_20_body" style:list-style-name="L6">
      <style:text-properties fo:font-variant="normal" fo:text-transform="none" fo:color="#000000" style:font-name="Ubuntu" fo:font-size="12pt" fo:letter-spacing="normal" fo:font-style="normal" fo:font-weight="normal" officeooo:rsid="01216b7a" officeooo:paragraph-rsid="027122ba" style:font-style-asian="normal" style:font-weight-asian="bold" style:font-style-complex="normal" style:font-weight-complex="bold"/>
    </style:style>
    <style:style style:name="P133" style:family="paragraph" style:parent-style-name="Text_20_body" style:list-style-name="">
      <style:text-properties fo:font-variant="normal" fo:text-transform="none" fo:color="#000000" style:font-name="Ubuntu" fo:font-size="12pt" fo:letter-spacing="normal" fo:font-style="italic" fo:font-weight="normal" officeooo:rsid="0169405d" officeooo:paragraph-rsid="023df23a" style:font-style-asian="italic" style:font-weight-asian="normal" style:font-style-complex="italic" style:font-weight-complex="normal"/>
    </style:style>
    <style:style style:name="P134" style:family="paragraph" style:parent-style-name="Text_20_body" style:list-style-name="">
      <style:text-properties fo:font-variant="normal" fo:text-transform="none" fo:color="#000000" style:font-name="Ubuntu" fo:font-size="12pt" fo:letter-spacing="normal" fo:font-style="italic" fo:font-weight="normal" officeooo:rsid="0242d5c2" officeooo:paragraph-rsid="0242d5c2" style:font-style-asian="italic" style:font-weight-asian="normal" style:font-style-complex="italic" style:font-weight-complex="normal"/>
    </style:style>
    <style:style style:name="P135" style:family="paragraph" style:parent-style-name="Text_20_body" style:list-style-name="">
      <style:text-properties style:font-name="Ubuntu" fo:font-style="normal" fo:font-weight="normal" officeooo:rsid="01083e19" officeooo:paragraph-rsid="010d4df0" style:font-style-asian="normal" style:font-weight-asian="normal" style:font-style-complex="normal" style:font-weight-complex="normal"/>
    </style:style>
    <style:style style:name="P136" style:family="paragraph" style:parent-style-name="Text_20_body" style:list-style-name="">
      <style:text-properties style:font-name="Ubuntu" fo:font-style="normal" fo:font-weight="normal" officeooo:rsid="010d4df0" officeooo:paragraph-rsid="010d4df0" style:font-style-asian="normal" style:font-weight-asian="normal" style:font-style-complex="normal" style:font-weight-complex="normal"/>
    </style:style>
    <style:style style:name="P137" style:family="paragraph" style:parent-style-name="Text_20_body" style:list-style-name="">
      <style:text-properties style:font-name="Ubuntu" fo:font-style="normal" fo:font-weight="normal" officeooo:rsid="0100b2d5" officeooo:paragraph-rsid="0100b2d5" style:font-style-asian="normal" style:font-weight-asian="normal" style:font-style-complex="normal" style:font-weight-complex="normal"/>
    </style:style>
    <style:style style:name="P138" style:family="paragraph" style:parent-style-name="Text_20_body" style:list-style-name="L4">
      <style:text-properties style:font-name="Ubuntu" fo:font-style="normal" fo:font-weight="normal" officeooo:rsid="0208fcef" officeooo:paragraph-rsid="0208fcef" style:font-style-asian="normal" style:font-weight-asian="normal" style:font-style-complex="normal" style:font-weight-complex="normal"/>
    </style:style>
    <style:style style:name="P139" style:family="paragraph" style:parent-style-name="Text_20_body" style:list-style-name="L5">
      <style:text-properties style:font-name="Ubuntu" fo:font-style="normal" fo:font-weight="normal" officeooo:rsid="01028df2" officeooo:paragraph-rsid="01028df2" style:font-style-asian="normal" style:font-weight-asian="normal" style:font-style-complex="normal" style:font-weight-complex="normal"/>
    </style:style>
    <style:style style:name="P140" style:family="paragraph" style:parent-style-name="Text_20_body" style:list-style-name="L5">
      <style:text-properties style:font-name="Ubuntu" fo:font-style="normal" fo:font-weight="normal" officeooo:rsid="010171ea" officeooo:paragraph-rsid="01057e1f" style:font-style-asian="normal" style:font-weight-asian="normal" style:font-style-complex="normal" style:font-weight-complex="normal"/>
    </style:style>
    <style:style style:name="P141" style:family="paragraph" style:parent-style-name="Text_20_body" style:list-style-name="">
      <style:text-properties style:font-name="Ubuntu" fo:font-style="normal" fo:font-weight="normal" officeooo:rsid="0228c694" officeooo:paragraph-rsid="0228d342" style:font-style-asian="normal" style:font-weight-asian="normal" style:font-style-complex="normal" style:font-weight-complex="normal"/>
    </style:style>
    <style:style style:name="P142" style:family="paragraph" style:parent-style-name="Text_20_body" style:list-style-name="">
      <style:text-properties style:font-name="Ubuntu" fo:font-style="normal" fo:font-weight="normal" officeooo:rsid="0115a3c1" officeooo:paragraph-rsid="011cae98" style:font-style-asian="normal" style:font-weight-asian="normal" style:font-style-complex="normal" style:font-weight-complex="normal"/>
    </style:style>
    <style:style style:name="P143" style:family="paragraph" style:parent-style-name="Text_20_body" style:list-style-name="">
      <style:text-properties style:font-name="Ubuntu" fo:font-style="normal" fo:font-weight="normal" officeooo:rsid="01339707" officeooo:paragraph-rsid="01339707" style:font-style-asian="normal" style:font-weight-asian="normal" style:font-style-complex="normal" style:font-weight-complex="normal"/>
    </style:style>
    <style:style style:name="P144" style:family="paragraph" style:parent-style-name="Text_20_body" style:list-style-name="">
      <style:text-properties style:font-name="Ubuntu" fo:font-style="normal" fo:font-weight="normal" officeooo:rsid="0135e20d" officeooo:paragraph-rsid="0135e20d" style:font-style-asian="normal" style:font-weight-asian="normal" style:font-style-complex="normal" style:font-weight-complex="normal"/>
    </style:style>
    <style:style style:name="P145" style:family="paragraph" style:parent-style-name="Text_20_body" style:list-style-name="">
      <style:text-properties style:font-name="Ubuntu" fo:font-style="normal" fo:font-weight="normal" officeooo:rsid="014bb29a" officeooo:paragraph-rsid="021e541a" style:font-style-asian="normal" style:font-weight-asian="normal" style:font-style-complex="normal" style:font-weight-complex="normal"/>
    </style:style>
    <style:style style:name="P146" style:family="paragraph" style:parent-style-name="Text_20_body" style:list-style-name="">
      <style:text-properties style:font-name="Ubuntu" fo:font-style="normal" fo:font-weight="normal" officeooo:rsid="0218d1a7" officeooo:paragraph-rsid="0218d1a7" style:font-style-asian="normal" style:font-weight-asian="normal" style:font-style-complex="normal" style:font-weight-complex="normal"/>
    </style:style>
    <style:style style:name="P147" style:family="paragraph" style:parent-style-name="Text_20_body" style:list-style-name="">
      <style:text-properties style:font-name="Ubuntu" fo:font-style="normal" fo:font-weight="normal" officeooo:rsid="021d6293" officeooo:paragraph-rsid="021d6293" style:font-style-asian="normal" style:font-weight-asian="normal" style:font-style-complex="normal" style:font-weight-complex="normal"/>
    </style:style>
    <style:style style:name="P148" style:family="paragraph" style:parent-style-name="Text_20_body">
      <style:text-properties style:font-name="Ubuntu" fo:font-style="normal" fo:font-weight="normal" officeooo:rsid="0099aaee" officeooo:paragraph-rsid="02732106" style:font-style-asian="normal" style:font-weight-asian="normal" style:font-style-complex="normal" style:font-weight-complex="normal"/>
    </style:style>
    <style:style style:name="P149" style:family="paragraph" style:parent-style-name="Text_20_body">
      <style:text-properties style:font-name="Ubuntu" fo:font-style="normal" fo:font-weight="normal" officeooo:rsid="02745b71" officeooo:paragraph-rsid="0274dbf6" style:font-style-asian="normal" style:font-weight-asian="normal" style:font-style-complex="normal" style:font-weight-complex="normal"/>
    </style:style>
    <style:style style:name="P150" style:family="paragraph" style:parent-style-name="Text_20_body" style:list-style-name="">
      <style:text-properties style:font-name="Ubuntu" fo:font-style="normal" fo:font-weight="normal" officeooo:rsid="013a8f45" officeooo:paragraph-rsid="0140159b" style:font-weight-asian="normal" style:font-weight-complex="normal"/>
    </style:style>
    <style:style style:name="P151" style:family="paragraph" style:parent-style-name="Text_20_body" style:list-style-name="">
      <style:text-properties style:font-name="Ubuntu" fo:font-style="normal" fo:font-weight="bold" officeooo:rsid="0103b5e1" officeooo:paragraph-rsid="010d4df0" style:font-style-asian="normal" style:font-weight-asian="bold" style:font-style-complex="normal" style:font-weight-complex="bold"/>
    </style:style>
    <style:style style:name="P152" style:family="paragraph" style:parent-style-name="Text_20_body" style:list-style-name="">
      <style:text-properties style:font-name="Ubuntu" fo:font-style="normal" fo:font-weight="bold" officeooo:rsid="0103b5e1" officeooo:paragraph-rsid="01034071" style:font-style-asian="normal" style:font-weight-asian="bold" style:font-style-complex="normal" style:font-weight-complex="bold"/>
    </style:style>
    <style:style style:name="P153" style:family="paragraph" style:parent-style-name="Text_20_body" style:list-style-name="">
      <style:text-properties style:font-name="Ubuntu" fo:font-style="normal" fo:font-weight="bold" officeooo:rsid="010eefe1" officeooo:paragraph-rsid="013a8f45" style:font-style-asian="normal" style:font-weight-asian="bold" style:font-style-complex="normal" style:font-weight-complex="bold"/>
    </style:style>
    <style:style style:name="P154" style:family="paragraph" style:parent-style-name="Text_20_body" style:list-style-name="">
      <style:text-properties style:font-name="Ubuntu" fo:font-style="normal" style:text-underline-style="none" fo:font-weight="normal" officeooo:rsid="018ce9b1" officeooo:paragraph-rsid="01fe38eb" style:font-style-asian="normal" style:font-weight-asian="normal" style:font-style-complex="normal" style:font-weight-complex="normal"/>
    </style:style>
    <style:style style:name="P155" style:family="paragraph" style:parent-style-name="Text_20_body" style:list-style-name="">
      <style:text-properties style:font-name="Ubuntu" fo:font-style="normal" style:text-underline-style="none" fo:font-weight="normal" officeooo:rsid="018f4ac5" officeooo:paragraph-rsid="01fe38eb" style:font-style-asian="normal" style:font-weight-asian="normal" style:font-style-complex="normal" style:font-weight-complex="normal"/>
    </style:style>
    <style:style style:name="P156" style:family="paragraph" style:parent-style-name="Text_20_body" style:list-style-name="L1">
      <style:text-properties style:font-name="Ubuntu" officeooo:rsid="0015fdda" officeooo:paragraph-rsid="00d4611f"/>
    </style:style>
    <style:style style:name="P157" style:family="paragraph" style:parent-style-name="Text_20_body" style:list-style-name="L1">
      <style:text-properties style:font-name="Ubuntu" officeooo:rsid="0016cb9f" officeooo:paragraph-rsid="00d4611f"/>
    </style:style>
    <style:style style:name="P158" style:family="paragraph" style:parent-style-name="Text_20_body" style:list-style-name="L1">
      <style:text-properties style:font-name="Ubuntu" officeooo:rsid="0016be9c" officeooo:paragraph-rsid="00d4611f"/>
    </style:style>
    <style:style style:name="P159" style:family="paragraph" style:parent-style-name="Text_20_body" style:list-style-name="">
      <style:text-properties fo:color="#800000" style:font-name="Ubuntu" fo:font-style="italic" style:text-underline-style="none" fo:font-weight="bold" officeooo:rsid="018b70f1" officeooo:paragraph-rsid="01fe38eb" style:font-style-asian="italic" style:font-weight-asian="bold" style:font-style-complex="italic" style:font-weight-complex="bold"/>
    </style:style>
    <style:style style:name="P160" style:family="paragraph" style:parent-style-name="Text_20_body" style:list-style-name="">
      <style:text-properties fo:color="#ff6600" style:font-name="Ubuntu" fo:font-style="italic" style:text-underline-style="none" fo:font-weight="bold" officeooo:rsid="01993bcd" officeooo:paragraph-rsid="01fe38eb" style:font-style-asian="italic" style:font-weight-asian="bold" style:font-style-complex="italic" style:font-weight-complex="bold"/>
    </style:style>
    <style:style style:name="P161" style:family="paragraph" style:parent-style-name="Text_20_body" style:list-style-name="L2">
      <style:text-properties fo:color="#000000" style:font-name="apple-system" fo:font-style="normal" fo:font-weight="normal" officeooo:rsid="004d65e0" officeooo:paragraph-rsid="004d65e0" style:font-style-asian="normal" style:font-weight-asian="normal" style:font-style-complex="normal" style:font-weight-complex="normal"/>
    </style:style>
    <style:style style:name="P162" style:family="paragraph" style:parent-style-name="Text_20_body" style:list-style-name="L2">
      <style:text-properties fo:color="#000000" style:font-name="apple-system" fo:font-style="normal" fo:font-weight="normal" officeooo:rsid="005163d2" officeooo:paragraph-rsid="005d5e63" style:font-style-asian="normal" style:font-weight-asian="normal" style:font-style-complex="normal" style:font-weight-complex="normal"/>
    </style:style>
    <style:style style:name="P163" style:family="paragraph" style:parent-style-name="Text_20_body" style:list-style-name="L2">
      <style:text-properties fo:color="#000000" style:font-name="apple-system" fo:font-style="normal" fo:font-weight="normal" officeooo:rsid="0064200f" officeooo:paragraph-rsid="00c7b22f" style:font-style-asian="normal" style:font-weight-asian="normal" style:font-style-complex="normal" style:font-weight-complex="normal"/>
    </style:style>
    <style:style style:name="P164" style:family="paragraph" style:parent-style-name="Text_20_body" style:list-style-name="L3">
      <style:text-properties fo:color="#000000" style:font-name="apple-system" fo:font-style="normal" fo:font-weight="normal" officeooo:rsid="00f635bb" officeooo:paragraph-rsid="00f635bb" style:font-style-asian="normal" style:font-weight-asian="normal" style:font-style-complex="normal" style:font-weight-complex="normal"/>
    </style:style>
    <style:style style:name="P165" style:family="paragraph" style:parent-style-name="Text_20_body" style:list-style-name="L3">
      <style:text-properties fo:color="#000000" style:font-name="apple-system" fo:font-style="normal" fo:font-weight="normal" officeooo:rsid="00f778b7" officeooo:paragraph-rsid="00f778b7" style:font-style-asian="normal" style:font-weight-asian="normal" style:font-style-complex="normal" style:font-weight-complex="normal"/>
    </style:style>
    <style:style style:name="P166" style:family="paragraph" style:parent-style-name="Text_20_body" style:list-style-name="L3">
      <style:text-properties fo:color="#000000" style:font-name="apple-system" fo:font-style="normal" fo:font-weight="normal" officeooo:rsid="00fc348f" officeooo:paragraph-rsid="00fc348f" style:font-style-asian="normal" style:font-weight-asian="normal" style:font-style-complex="normal" style:font-weight-complex="normal"/>
    </style:style>
    <style:style style:name="P167" style:family="paragraph" style:parent-style-name="Text_20_body" style:list-style-name="L7">
      <style:text-properties fo:color="#000000" style:font-name="apple-system" fo:font-style="normal" fo:font-weight="normal" officeooo:rsid="007754a7" officeooo:paragraph-rsid="007754a7" style:font-style-asian="normal" style:font-weight-asian="normal" style:font-style-complex="normal" style:font-weight-complex="normal"/>
    </style:style>
    <style:style style:name="P168" style:family="paragraph" style:parent-style-name="Text_20_body" style:list-style-name="L7">
      <style:text-properties fo:color="#000000" style:font-name="apple-system" fo:font-style="normal" fo:font-weight="normal" officeooo:rsid="0079d966" officeooo:paragraph-rsid="0079d966" style:font-style-asian="normal" style:font-weight-asian="normal" style:font-style-complex="normal" style:font-weight-complex="normal"/>
    </style:style>
    <style:style style:name="P169" style:family="paragraph" style:parent-style-name="Text_20_body" style:list-style-name="L7">
      <style:text-properties fo:color="#000000" style:font-name="apple-system" fo:font-style="normal" fo:font-weight="normal" officeooo:rsid="007a3e7f" officeooo:paragraph-rsid="007a3e7f" style:font-style-asian="normal" style:font-weight-asian="normal" style:font-style-complex="normal" style:font-weight-complex="normal"/>
    </style:style>
    <style:style style:name="P170" style:family="paragraph" style:parent-style-name="Text_20_body" style:list-style-name="L7">
      <style:text-properties fo:color="#000000" style:font-name="apple-system" fo:font-style="normal" fo:font-weight="normal" officeooo:rsid="00ea1f08" officeooo:paragraph-rsid="00ea1f08" style:font-style-asian="normal" style:font-weight-asian="normal" style:font-style-complex="normal" style:font-weight-complex="normal"/>
    </style:style>
    <style:style style:name="P171" style:family="paragraph" style:parent-style-name="Text_20_body" style:list-style-name="L7">
      <style:text-properties fo:color="#000000" style:font-name="apple-system" fo:font-style="normal" fo:font-weight="normal" officeooo:rsid="0071fb1d" officeooo:paragraph-rsid="007a3e7f" style:font-style-asian="normal" style:font-weight-asian="normal" style:font-style-complex="normal" style:font-weight-complex="normal"/>
    </style:style>
    <style:style style:name="P172" style:family="paragraph" style:parent-style-name="Text_20_body" style:list-style-name="">
      <style:text-properties fo:color="#000000" style:font-name="apple-system" fo:font-style="normal" fo:font-weight="bold" officeooo:rsid="01216b7a" officeooo:paragraph-rsid="011e51fb" style:font-style-asian="normal" style:font-weight-asian="bold" style:font-style-complex="normal" style:font-weight-complex="bold"/>
    </style:style>
    <style:style style:name="P173" style:family="paragraph" style:parent-style-name="Text_20_body" style:list-style-name="">
      <style:text-properties fo:color="#000000" style:font-name="apple-system" fo:font-style="italic" fo:font-weight="normal" officeooo:rsid="011ac2fe" officeooo:paragraph-rsid="020b339f" style:font-style-asian="italic" style:font-weight-asian="normal" style:font-style-complex="italic" style:font-weight-complex="normal"/>
    </style:style>
    <style:style style:name="P174" style:family="paragraph" style:parent-style-name="Text_20_body" style:list-style-name="">
      <style:text-properties fo:color="#000000" style:font-name="Ubuntu" fo:font-style="italic" fo:font-weight="normal" officeooo:rsid="015b836d" officeooo:paragraph-rsid="022529ff" style:font-style-asian="italic" style:font-weight-asian="normal" style:font-style-complex="italic" style:font-weight-complex="normal"/>
    </style:style>
    <style:style style:name="P175" style:family="paragraph" style:parent-style-name="Text_20_body" style:list-style-name="">
      <style:text-properties fo:color="#000000" style:font-name="Ubuntu" fo:font-style="italic" fo:font-weight="normal" officeooo:rsid="023825bf" officeooo:paragraph-rsid="023825bf" style:font-style-asian="italic" style:font-weight-asian="normal" style:font-style-complex="italic" style:font-weight-complex="normal"/>
    </style:style>
    <style:style style:name="P176" style:family="paragraph" style:parent-style-name="Text_20_body" style:list-style-name="">
      <style:text-properties fo:color="#000000" style:font-name="Ubuntu" fo:font-style="italic" fo:font-weight="normal" officeooo:rsid="01654ea1" officeooo:paragraph-rsid="022529ff" style:font-style-asian="italic" style:font-weight-asian="normal" style:font-style-complex="italic" style:font-weight-complex="normal"/>
    </style:style>
    <style:style style:name="P177" style:family="paragraph" style:parent-style-name="Text_20_body" style:list-style-name="">
      <style:text-properties officeooo:paragraph-rsid="022529ff"/>
    </style:style>
    <style:style style:name="P178" style:family="paragraph" style:parent-style-name="Text_20_body" style:list-style-name="">
      <style:text-properties officeooo:paragraph-rsid="023df23a"/>
    </style:style>
    <style:style style:name="P179" style:family="paragraph" style:parent-style-name="Text_20_body">
      <style:text-properties fo:font-weight="normal" officeooo:rsid="01d0cb82" officeooo:paragraph-rsid="026cfca7" style:font-weight-asian="normal" style:font-weight-complex="normal"/>
    </style:style>
    <style:style style:name="P180" style:family="paragraph" style:parent-style-name="Heading_20_2">
      <style:text-properties officeooo:rsid="00d85d0a" officeooo:paragraph-rsid="00d85d0a"/>
    </style:style>
    <style:style style:name="P181" style:family="paragraph" style:parent-style-name="Heading_20_2">
      <style:text-properties officeooo:paragraph-rsid="0203ed07"/>
    </style:style>
    <style:style style:name="P182" style:family="paragraph" style:parent-style-name="Heading_20_2">
      <style:text-properties officeooo:paragraph-rsid="020717a0"/>
    </style:style>
    <style:style style:name="P183" style:family="paragraph" style:parent-style-name="Heading_20_2" style:list-style-name="">
      <style:text-properties fo:color="#ff6600" style:font-name="Ubuntu" fo:font-style="normal" fo:font-weight="bold" officeooo:rsid="012e4a7a" officeooo:paragraph-rsid="0222cdc9" style:font-style-asian="normal" style:font-weight-asian="bold" style:font-style-complex="normal" style:font-weight-complex="bold"/>
    </style:style>
    <style:style style:name="P184" style:family="paragraph" style:parent-style-name="Heading_20_2">
      <style:text-properties fo:font-style="italic" officeooo:rsid="026b9a73" officeooo:paragraph-rsid="026b9a73" style:font-style-asian="italic" style:font-style-complex="italic"/>
    </style:style>
    <style:style style:name="P185" style:family="paragraph" style:parent-style-name="Heading_20_2">
      <style:text-properties officeooo:rsid="020d32d9" officeooo:paragraph-rsid="020d32d9"/>
    </style:style>
    <style:style style:name="P186" style:family="paragraph" style:parent-style-name="Heading_20_2">
      <style:text-properties style:font-name="Ubuntu" fo:font-style="italic" fo:font-weight="bold" officeooo:rsid="020d32d9" officeooo:paragraph-rsid="02106977" style:font-style-asian="italic" style:font-weight-asian="bold" style:font-style-complex="italic" style:font-weight-complex="bold"/>
    </style:style>
    <style:style style:name="P187" style:family="paragraph" style:parent-style-name="Heading_20_2" style:list-style-name="">
      <style:text-properties style:font-name="Ubuntu" fo:font-style="italic" fo:font-weight="bold" officeooo:rsid="02204a83" officeooo:paragraph-rsid="02204a83" style:font-style-asian="italic" style:font-weight-asian="bold" style:font-style-complex="italic" style:font-weight-complex="bold"/>
    </style:style>
    <style:style style:name="P188" style:family="paragraph" style:parent-style-name="Heading_20_2">
      <style:paragraph-properties fo:break-before="page"/>
      <style:text-properties fo:color="#000000" style:font-name="apple-system" fo:font-style="normal" fo:font-weight="bold" officeooo:rsid="004938a1" officeooo:paragraph-rsid="01d68165" style:font-style-asian="normal" style:font-weight-asian="bold" style:font-style-complex="normal" style:font-weight-complex="bold"/>
    </style:style>
    <style:style style:name="P189" style:family="paragraph" style:parent-style-name="Heading_20_2">
      <style:paragraph-properties fo:break-before="page"/>
      <style:text-properties fo:color="#000000" officeooo:rsid="0097f0bb" officeooo:paragraph-rsid="027122ba"/>
    </style:style>
    <style:style style:name="P190" style:family="paragraph" style:parent-style-name="Heading_20_2">
      <style:paragraph-properties fo:break-before="page"/>
      <style:text-properties style:font-name="Ubuntu" fo:font-style="italic" fo:font-weight="bold" officeooo:rsid="02204a83" officeooo:paragraph-rsid="02204a83" style:font-style-asian="italic" style:font-weight-asian="bold" style:font-style-complex="italic" style:font-weight-complex="bold"/>
    </style:style>
    <style:style style:name="P191" style:family="paragraph" style:parent-style-name="Heading_20_2">
      <style:paragraph-properties fo:break-before="page"/>
      <style:text-properties fo:font-weight="bold" style:font-weight-asian="bold" style:font-weight-complex="bold"/>
    </style:style>
    <style:style style:name="P192" style:family="paragraph" style:parent-style-name="Heading_20_2">
      <style:paragraph-properties fo:break-before="page"/>
      <style:text-properties officeooo:rsid="0044524c" officeooo:paragraph-rsid="0044524c"/>
    </style:style>
    <style:style style:name="P193" style:family="paragraph" style:parent-style-name="Heading_20_3">
      <style:text-properties fo:font-style="italic" officeooo:paragraph-rsid="022e2bf3" style:font-style-asian="italic" style:font-style-complex="italic"/>
    </style:style>
    <style:style style:name="P194" style:family="paragraph" style:parent-style-name="Heading_20_3">
      <style:text-properties officeooo:paragraph-rsid="02267c52"/>
    </style:style>
    <style:style style:name="P195" style:family="paragraph" style:parent-style-name="Heading_20_3">
      <style:text-properties fo:color="#000000" style:font-name="apple-system" fo:font-style="italic" fo:font-weight="bold" officeooo:rsid="020b339f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76f5" style:font-style-asian="italic" style:font-style-complex="italic"/>
    </style:style>
    <style:style style:name="T3" style:family="text">
      <style:text-properties fo:font-style="italic" officeooo:rsid="00844874" style:font-style-asian="italic" style:font-style-complex="italic"/>
    </style:style>
    <style:style style:name="T4" style:family="text">
      <style:text-properties fo:font-style="italic" officeooo:rsid="00ebca05" style:font-style-asian="italic" style:font-style-complex="italic"/>
    </style:style>
    <style:style style:name="T5" style:family="text">
      <style:text-properties fo:font-style="italic" officeooo:rsid="01349035" style:font-style-asian="italic" style:font-style-complex="italic"/>
    </style:style>
    <style:style style:name="T6" style:family="text">
      <style:text-properties fo:font-style="italic" officeooo:rsid="0136f88e" style:font-style-asian="italic" style:font-style-complex="italic"/>
    </style:style>
    <style:style style:name="T7" style:family="text">
      <style:text-properties fo:font-style="italic" officeooo:rsid="013d6483" style:font-style-asian="italic" style:font-style-complex="italic"/>
    </style:style>
    <style:style style:name="T8" style:family="text">
      <style:text-properties fo:font-style="italic" officeooo:rsid="01e4ea24" style:font-style-asian="italic" style:font-style-complex="italic"/>
    </style:style>
    <style:style style:name="T9" style:family="text">
      <style:text-properties fo:font-style="italic" officeooo:rsid="01e83bec" style:font-style-asian="italic" style:font-style-complex="italic"/>
    </style:style>
    <style:style style:name="T10" style:family="text">
      <style:text-properties fo:font-style="italic" officeooo:rsid="01e9bba5" style:font-style-asian="italic" style:font-style-complex="italic"/>
    </style:style>
    <style:style style:name="T11" style:family="text">
      <style:text-properties fo:font-style="italic" officeooo:rsid="01efeee4" style:font-style-asian="italic" style:font-style-complex="italic"/>
    </style:style>
    <style:style style:name="T12" style:family="text">
      <style:text-properties fo:font-style="italic" officeooo:rsid="01f360df" style:font-style-asian="italic" style:font-style-complex="italic"/>
    </style:style>
    <style:style style:name="T13" style:family="text">
      <style:text-properties fo:font-style="italic" officeooo:rsid="01f3f1d9" style:font-style-asian="italic" style:font-style-complex="italic"/>
    </style:style>
    <style:style style:name="T14" style:family="text">
      <style:text-properties fo:font-style="italic" officeooo:rsid="01f53b1c" style:font-style-asian="italic" style:font-style-complex="italic"/>
    </style:style>
    <style:style style:name="T15" style:family="text">
      <style:text-properties fo:font-style="italic" officeooo:rsid="01f5dcbe" style:font-style-asian="italic" style:font-style-complex="italic"/>
    </style:style>
    <style:style style:name="T16" style:family="text">
      <style:text-properties fo:font-style="italic" officeooo:rsid="01f72de9" style:font-style-asian="italic" style:font-style-complex="italic"/>
    </style:style>
    <style:style style:name="T17" style:family="text">
      <style:text-properties fo:font-style="italic" officeooo:rsid="01fe38eb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076f5" style:font-style-asian="normal" style:font-style-complex="normal"/>
    </style:style>
    <style:style style:name="T20" style:family="text">
      <style:text-properties fo:font-style="normal" officeooo:rsid="0011988c" style:font-style-asian="normal" style:font-style-complex="normal"/>
    </style:style>
    <style:style style:name="T21" style:family="text">
      <style:text-properties fo:font-style="normal" officeooo:rsid="00f175ff" style:font-style-asian="normal" style:font-style-complex="normal"/>
    </style:style>
    <style:style style:name="T22" style:family="text">
      <style:text-properties fo:font-style="normal" officeooo:rsid="01252a71" style:font-style-asian="normal" style:font-style-complex="normal"/>
    </style:style>
    <style:style style:name="T23" style:family="text">
      <style:text-properties fo:font-style="normal" officeooo:rsid="0126f07c" style:font-style-asian="normal" style:font-style-complex="normal"/>
    </style:style>
    <style:style style:name="T24" style:family="text">
      <style:text-properties fo:font-style="normal" officeooo:rsid="012837ca" style:font-style-asian="normal" style:font-style-complex="normal"/>
    </style:style>
    <style:style style:name="T25" style:family="text">
      <style:text-properties fo:font-style="normal" officeooo:rsid="012a96cf" style:font-style-asian="normal" style:font-style-complex="normal"/>
    </style:style>
    <style:style style:name="T26" style:family="text">
      <style:text-properties fo:font-style="normal" officeooo:rsid="012c56a0" style:font-style-asian="normal" style:font-style-complex="normal"/>
    </style:style>
    <style:style style:name="T27" style:family="text">
      <style:text-properties fo:font-style="normal" officeooo:rsid="012d9252" style:font-style-asian="normal" style:font-style-complex="normal"/>
    </style:style>
    <style:style style:name="T28" style:family="text">
      <style:text-properties fo:font-style="normal" officeooo:rsid="01614eff" style:font-style-asian="normal" style:font-style-complex="normal"/>
    </style:style>
    <style:style style:name="T29" style:family="text">
      <style:text-properties fo:font-style="normal" officeooo:rsid="0162dbff" style:font-style-asian="normal" style:font-style-complex="normal"/>
    </style:style>
    <style:style style:name="T30" style:family="text">
      <style:text-properties fo:font-style="normal" officeooo:rsid="0167caea" style:font-style-asian="normal" style:font-style-complex="normal"/>
    </style:style>
    <style:style style:name="T31" style:family="text">
      <style:text-properties fo:font-style="normal" officeooo:rsid="01693ab0" style:font-style-asian="normal" style:font-style-complex="normal"/>
    </style:style>
    <style:style style:name="T32" style:family="text">
      <style:text-properties fo:font-style="normal" officeooo:rsid="01da97d7" style:font-style-asian="normal" style:font-style-complex="normal"/>
    </style:style>
    <style:style style:name="T33" style:family="text">
      <style:text-properties fo:font-style="normal" officeooo:rsid="01603068" style:font-style-asian="normal" style:font-style-complex="normal"/>
    </style:style>
    <style:style style:name="T34" style:family="text">
      <style:text-properties fo:font-style="normal" officeooo:rsid="0240023f" style:font-style-asian="normal" style:font-style-complex="normal"/>
    </style:style>
    <style:style style:name="T35" style:family="text">
      <style:text-properties fo:font-style="normal" officeooo:rsid="0244ab71" style:font-style-asian="normal" style:font-style-complex="normal"/>
    </style:style>
    <style:style style:name="T36" style:family="text">
      <style:text-properties fo:font-style="normal" officeooo:rsid="023f209e" style:font-style-asian="normal" style:font-style-complex="normal"/>
    </style:style>
    <style:style style:name="T37" style:family="text">
      <style:text-properties fo:font-style="normal" officeooo:rsid="026388fa" style:font-style-asian="normal" style:font-style-complex="normal"/>
    </style:style>
    <style:style style:name="T38" style:family="text">
      <style:text-properties fo:font-style="normal" officeooo:rsid="0073e5b6" style:font-style-asian="normal" style:font-style-complex="normal"/>
    </style:style>
    <style:style style:name="T39" style:family="text">
      <style:text-properties fo:font-style="normal" officeooo:rsid="007c5dec" style:font-style-asian="normal" style:font-style-complex="normal"/>
    </style:style>
    <style:style style:name="T40" style:family="text">
      <style:text-properties fo:color="#ff6600"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color="#ff6600" fo:font-style="italic" fo:font-weight="bold" officeooo:rsid="0012d564" style:font-style-asian="italic" style:font-weight-asian="bold" style:font-style-complex="italic" style:font-weight-complex="bold"/>
    </style:style>
    <style:style style:name="T42" style:family="text">
      <style:text-properties fo:color="#ff6600" fo:font-style="italic" fo:font-weight="bold" officeooo:rsid="0140159b" style:font-style-asian="italic" style:font-weight-asian="bold" style:font-style-complex="italic" style:font-weight-complex="bold"/>
    </style:style>
    <style:style style:name="T43" style:family="text">
      <style:text-properties fo:color="#ff6600" fo:font-style="italic" fo:font-weight="bold" officeooo:rsid="02301855" style:font-style-asian="italic" style:font-weight-asian="bold" style:font-style-complex="italic" style:font-weight-complex="bold"/>
    </style:style>
    <style:style style:name="T44" style:family="text">
      <style:text-properties fo:color="#ff6600" style:font-name="apple-system" fo:font-style="italic" fo:font-weight="bold" officeooo:rsid="011317b9" style:font-style-asian="normal" style:font-style-complex="normal"/>
    </style:style>
    <style:style style:name="T45" style:family="text">
      <style:text-properties fo:color="#ff6600" fo:font-style="normal" fo:font-weight="bold" officeooo:rsid="016a376c" style:font-style-asian="normal" style:font-weight-asian="bold" style:font-style-complex="normal" style:font-weight-complex="bold"/>
    </style:style>
    <style:style style:name="T46" style:family="text">
      <style:text-properties fo:color="#ff6600" fo:font-weight="bold" style:font-weight-asian="bold" style:font-weight-complex="bold"/>
    </style:style>
    <style:style style:name="T47" style:family="text">
      <style:text-properties fo:color="#ff6600" fo:font-weight="bold" officeooo:rsid="02474f07" style:font-weight-asian="bold" style:font-weight-complex="bold"/>
    </style:style>
    <style:style style:name="T48" style:family="text">
      <style:text-properties officeooo:rsid="0015185d"/>
    </style:style>
    <style:style style:name="T49" style:family="text">
      <style:text-properties officeooo:rsid="00166c88"/>
    </style:style>
    <style:style style:name="T50" style:family="text">
      <style:text-properties officeooo:rsid="001827f1"/>
    </style:style>
    <style:style style:name="T51" style:family="text">
      <style:text-properties officeooo:rsid="0018c758"/>
    </style:style>
    <style:style style:name="T52" style:family="text">
      <style:text-properties officeooo:rsid="001c1f00"/>
    </style:style>
    <style:style style:name="T53" style:family="text">
      <style:text-properties fo:font-variant="normal" fo:text-transform="none" fo:font-size="12pt" fo:letter-spacing="normal"/>
    </style:style>
    <style:style style:name="T54" style:family="text">
      <style:text-properties fo:font-variant="normal" fo:text-transform="none" fo:font-size="12pt" fo:letter-spacing="normal" fo:font-style="italic" officeooo:rsid="0049d98c" style:font-style-asian="italic" style:font-style-complex="italic"/>
    </style:style>
    <style:style style:name="T55" style:family="text">
      <style:text-properties fo:font-variant="normal" fo:text-transform="none" fo:font-size="12pt" fo:letter-spacing="normal" fo:font-style="italic" officeooo:rsid="005b945d" style:font-style-asian="italic" style:font-style-complex="italic"/>
    </style:style>
    <style:style style:name="T56" style:family="text">
      <style:text-properties fo:font-variant="normal" fo:text-transform="none" fo:font-size="12pt" fo:letter-spacing="normal" fo:font-style="normal" style:font-style-asian="normal" style:font-style-complex="normal"/>
    </style:style>
    <style:style style:name="T57" style:family="text">
      <style:text-properties fo:font-variant="normal" fo:text-transform="none" fo:font-size="12pt" fo:letter-spacing="normal" fo:font-style="normal" officeooo:rsid="0042d047" style:font-style-asian="normal" style:font-style-complex="normal"/>
    </style:style>
    <style:style style:name="T58" style:family="text">
      <style:text-properties fo:font-variant="normal" fo:text-transform="none" fo:font-size="12pt" fo:letter-spacing="normal" fo:font-style="normal" officeooo:rsid="00e6073b" style:font-style-asian="normal" style:font-style-complex="normal"/>
    </style:style>
    <style:style style:name="T59" style:family="text">
      <style:text-properties fo:font-variant="normal" fo:text-transform="none" fo:font-size="12pt" fo:letter-spacing="normal" officeooo:rsid="0042d047"/>
    </style:style>
    <style:style style:name="T60" style:family="text">
      <style:text-properties fo:font-variant="normal" fo:text-transform="none" fo:font-size="12pt" fo:letter-spacing="normal" officeooo:rsid="0049d98c"/>
    </style:style>
    <style:style style:name="T61" style:family="text">
      <style:text-properties fo:font-variant="normal" fo:text-transform="none" fo:font-size="12pt" fo:letter-spacing="normal" officeooo:rsid="004c1e9e"/>
    </style:style>
    <style:style style:name="T62" style:family="text">
      <style:text-properties fo:font-variant="normal" fo:text-transform="none" fo:font-size="12pt" fo:letter-spacing="normal" officeooo:rsid="004e64da"/>
    </style:style>
    <style:style style:name="T63" style:family="text">
      <style:text-properties fo:font-variant="normal" fo:text-transform="none" fo:font-size="12pt" fo:letter-spacing="normal" officeooo:rsid="004ea0bf"/>
    </style:style>
    <style:style style:name="T64" style:family="text">
      <style:text-properties fo:font-variant="normal" fo:text-transform="none" fo:font-size="12pt" fo:letter-spacing="normal" officeooo:rsid="004fb00a"/>
    </style:style>
    <style:style style:name="T65" style:family="text">
      <style:text-properties fo:font-variant="normal" fo:text-transform="none" fo:font-size="12pt" fo:letter-spacing="normal" officeooo:rsid="0052faa6"/>
    </style:style>
    <style:style style:name="T66" style:family="text">
      <style:text-properties fo:font-variant="normal" fo:text-transform="none" fo:font-size="12pt" fo:letter-spacing="normal" officeooo:rsid="0054f753"/>
    </style:style>
    <style:style style:name="T67" style:family="text">
      <style:text-properties fo:font-variant="normal" fo:text-transform="none" fo:font-size="12pt" fo:letter-spacing="normal" officeooo:rsid="005799c5"/>
    </style:style>
    <style:style style:name="T68" style:family="text">
      <style:text-properties fo:font-variant="normal" fo:text-transform="none" fo:font-size="12pt" fo:letter-spacing="normal" officeooo:rsid="0058ccbc"/>
    </style:style>
    <style:style style:name="T69" style:family="text">
      <style:text-properties fo:font-variant="normal" fo:text-transform="none" fo:font-size="12pt" fo:letter-spacing="normal" officeooo:rsid="005b945d"/>
    </style:style>
    <style:style style:name="T70" style:family="text">
      <style:text-properties fo:font-variant="normal" fo:text-transform="none" fo:font-size="12pt" fo:letter-spacing="normal" officeooo:rsid="005ec36b"/>
    </style:style>
    <style:style style:name="T71" style:family="text">
      <style:text-properties fo:font-variant="normal" fo:text-transform="none" fo:font-size="12pt" fo:letter-spacing="normal" officeooo:rsid="006084d3"/>
    </style:style>
    <style:style style:name="T72" style:family="text">
      <style:text-properties fo:font-variant="normal" fo:text-transform="none" fo:font-size="12pt" fo:letter-spacing="normal" officeooo:rsid="006170a7"/>
    </style:style>
    <style:style style:name="T73" style:family="text">
      <style:text-properties fo:font-variant="normal" fo:text-transform="none" fo:font-size="12pt" fo:letter-spacing="normal" officeooo:rsid="00629016"/>
    </style:style>
    <style:style style:name="T74" style:family="text">
      <style:text-properties fo:font-variant="normal" fo:text-transform="none" fo:font-size="12pt" fo:letter-spacing="normal" officeooo:rsid="0065ed66"/>
    </style:style>
    <style:style style:name="T75" style:family="text">
      <style:text-properties fo:font-variant="normal" fo:text-transform="none" fo:color="#ff6600" fo:font-size="12pt" fo:letter-spacing="normal" fo:font-weight="bold" officeooo:rsid="00475cd1" style:font-weight-asian="bold" style:font-weight-complex="bold"/>
    </style:style>
    <style:style style:name="T76" style:family="text">
      <style:text-properties fo:font-variant="normal" fo:text-transform="none" fo:color="#ff6600" fo:font-size="12pt" fo:letter-spacing="normal" fo:font-weight="bold" officeooo:rsid="00f2dfd1" style:font-weight-asian="bold" style:font-weight-complex="bold"/>
    </style:style>
    <style:style style:name="T77" style:family="text">
      <style:text-properties fo:font-variant="normal" fo:text-transform="none" fo:color="#ff6600" fo:font-size="12pt" fo:letter-spacing="normal" fo:font-weight="bold" officeooo:rsid="00f4e85b" style:font-weight-asian="bold" style:font-weight-complex="bold"/>
    </style:style>
    <style:style style:name="T78" style:family="text">
      <style:text-properties fo:font-variant="normal" fo:text-transform="none" fo:color="#ff6600" fo:font-size="12pt" fo:letter-spacing="normal" fo:font-weight="bold" officeooo:rsid="011c434a" style:font-weight-asian="bold" style:font-weight-complex="bold"/>
    </style:style>
    <style:style style:name="T79" style:family="text">
      <style:text-properties fo:font-variant="normal" fo:text-transform="none" fo:color="#ff6600" fo:font-size="12pt" fo:letter-spacing="normal" fo:font-weight="bold" officeooo:rsid="012d9252" style:font-weight-asian="bold" style:font-weight-complex="bold"/>
    </style:style>
    <style:style style:name="T80" style:family="text">
      <style:text-properties fo:font-variant="normal" fo:text-transform="none" fo:color="#ff6600" fo:font-size="12pt" fo:letter-spacing="normal" fo:font-style="italic" fo:font-weight="bold" officeooo:rsid="00475cd1" style:font-style-asian="italic" style:font-weight-asian="bold" style:font-style-complex="italic" style:font-weight-complex="bold"/>
    </style:style>
    <style:style style:name="T81" style:family="text">
      <style:text-properties fo:font-variant="normal" fo:text-transform="none" fo:color="#ff6600" fo:font-size="12pt" fo:letter-spacing="normal" fo:font-style="italic" fo:font-weight="bold" officeooo:rsid="005d5e63" style:font-style-asian="italic" style:font-weight-asian="bold" style:font-style-complex="italic" style:font-weight-complex="bold"/>
    </style:style>
    <style:style style:name="T82" style:family="text">
      <style:text-properties fo:font-variant="normal" fo:text-transform="none" fo:color="#ff6600" fo:font-size="12pt" fo:letter-spacing="normal" fo:font-style="italic" fo:font-weight="bold" officeooo:rsid="005d67db" style:font-style-asian="italic" style:font-weight-asian="bold" style:font-style-complex="italic" style:font-weight-complex="bold"/>
    </style:style>
    <style:style style:name="T83" style:family="text">
      <style:text-properties fo:font-variant="normal" fo:text-transform="none" fo:color="#ff6600" fo:font-size="12pt" fo:letter-spacing="normal" fo:font-style="italic" fo:font-weight="bold" officeooo:rsid="01057e1f" style:font-style-asian="italic" style:font-weight-asian="bold" style:font-style-complex="italic" style:font-weight-complex="bold"/>
    </style:style>
    <style:style style:name="T84" style:family="text">
      <style:text-properties fo:font-variant="normal" fo:text-transform="none" fo:color="#ff6600" fo:font-size="12pt" fo:letter-spacing="normal" fo:font-style="italic" fo:font-weight="bold" officeooo:rsid="01fc6c3b" style:font-style-asian="italic" style:font-weight-asian="bold" style:font-style-complex="italic" style:font-weight-complex="bold"/>
    </style:style>
    <style:style style:name="T85" style:family="text">
      <style:text-properties fo:font-variant="normal" fo:text-transform="none" fo:color="#ff6600" style:font-name="apple-system" fo:font-size="12pt" fo:letter-spacing="normal" fo:font-style="italic" fo:font-weight="bold" officeooo:rsid="00f4e85b" style:font-style-asian="italic" style:font-weight-asian="bold" style:font-style-complex="italic" style:font-weight-complex="bold"/>
    </style:style>
    <style:style style:name="T86" style:family="text">
      <style:text-properties fo:font-variant="normal" fo:text-transform="none" fo:color="#ff6600" style:font-name="apple-system" fo:font-size="12pt" fo:letter-spacing="normal" fo:font-style="italic" fo:font-weight="bold" officeooo:rsid="01057e1f" style:font-style-asian="italic" style:font-weight-asian="bold" style:font-style-complex="italic" style:font-weight-complex="bold"/>
    </style:style>
    <style:style style:name="T87" style:family="text">
      <style:text-properties fo:font-variant="normal" fo:text-transform="none" fo:color="#ff6600" style:font-name="apple-system" fo:font-size="12pt" fo:letter-spacing="normal" fo:font-style="italic" fo:font-weight="bold" officeooo:rsid="0106453d" style:font-style-asian="italic" style:font-weight-asian="bold" style:font-style-complex="italic" style:font-weight-complex="bold"/>
    </style:style>
    <style:style style:name="T88" style:family="text">
      <style:text-properties fo:font-variant="normal" fo:text-transform="none" fo:color="#ff6600" style:font-name="apple-system" fo:font-size="12pt" fo:letter-spacing="normal" fo:font-style="italic" fo:font-weight="bold" officeooo:rsid="010973bc" style:font-style-asian="italic" style:font-weight-asian="bold" style:font-style-complex="italic" style:font-weight-complex="bold"/>
    </style:style>
    <style:style style:name="T89" style:family="text">
      <style:text-properties fo:font-variant="normal" fo:text-transform="none" fo:color="#ff6600" style:font-name="apple-system" fo:font-size="12pt" fo:letter-spacing="normal" fo:font-style="italic" fo:font-weight="bold" officeooo:rsid="011c434a" style:font-style-asian="italic" style:font-weight-asian="bold" style:font-style-complex="italic" style:font-weight-complex="bold"/>
    </style:style>
    <style:style style:name="T90" style:family="text">
      <style:text-properties fo:font-variant="normal" fo:text-transform="none" fo:color="#ff6600" style:font-name="apple-system" fo:font-size="12pt" fo:letter-spacing="normal" fo:font-style="italic" fo:font-weight="bold" officeooo:rsid="0228d342" style:font-style-asian="italic" style:font-weight-asian="bold" style:font-style-complex="italic" style:font-weight-complex="bold"/>
    </style:style>
    <style:style style:name="T91" style:family="text">
      <style:text-properties fo:font-variant="normal" fo:text-transform="none" fo:color="#ff6600" style:font-name="apple-system" fo:font-size="12pt" fo:letter-spacing="normal" fo:font-style="italic" fo:font-weight="bold" officeooo:rsid="02296b27" style:font-style-asian="italic" style:font-weight-asian="bold" style:font-style-complex="italic" style:font-weight-complex="bold"/>
    </style:style>
    <style:style style:name="T92" style:family="text">
      <style:text-properties fo:font-variant="normal" fo:text-transform="none" fo:color="#ff6600" style:font-name="apple-system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93" style:family="text">
      <style:text-properties fo:font-variant="normal" fo:text-transform="none" fo:color="#ff6600" style:font-name="apple-system" fo:font-size="12pt" fo:letter-spacing="normal" fo:font-style="normal" fo:font-weight="normal" officeooo:rsid="016df534" style:font-style-asian="normal" style:font-weight-asian="normal" style:font-style-complex="normal" style:font-weight-complex="normal"/>
    </style:style>
    <style:style style:name="T94" style:family="text">
      <style:text-properties fo:font-variant="normal" fo:text-transform="none" fo:color="#ff6600" style:font-name="Ubuntu" fo:font-size="12pt" fo:letter-spacing="normal" fo:font-style="italic" style:text-underline-style="none" fo:font-weight="bold" officeooo:rsid="007c5dec" style:font-style-asian="italic" style:font-weight-asian="bold" style:font-style-complex="italic" style:font-weight-complex="bold"/>
    </style:style>
    <style:style style:name="T95" style:family="text">
      <style:text-properties fo:font-variant="normal" fo:text-transform="none" fo:color="#ff6600" style:font-name="Ubuntu" fo:font-size="12pt" fo:letter-spacing="normal" fo:font-style="italic" fo:font-weight="bold" officeooo:rsid="006a375b" style:font-size-asian="12pt" style:font-style-asian="italic" style:font-weight-asian="bold" style:font-size-complex="12pt" style:font-style-complex="italic" style:font-weight-complex="bold"/>
    </style:style>
    <style:style style:name="T96" style:family="text">
      <style:text-properties fo:font-variant="normal" fo:text-transform="none" fo:color="#ff6600" style:font-name="Ubuntu" fo:font-size="12pt" fo:letter-spacing="normal" fo:font-style="italic" fo:font-weight="bold" officeooo:rsid="0074745d" style:font-size-asian="12pt" style:font-style-asian="italic" style:font-weight-asian="bold" style:font-size-complex="12pt" style:font-style-complex="italic" style:font-weight-complex="bold"/>
    </style:style>
    <style:style style:name="T97" style:family="text">
      <style:text-properties fo:font-variant="normal" fo:text-transform="none" fo:color="#333333" style:font-name="Ubuntu" fo:font-size="12pt" fo:letter-spacing="normal" fo:font-style="normal" fo:font-weight="normal" style:font-size-asian="12pt" style:font-size-complex="12pt" fo:padding="0cm" fo:border="none"/>
    </style:style>
    <style:style style:name="T98" style:family="text">
      <style:text-properties fo:font-variant="normal" fo:text-transform="none" fo:color="#333333" fo:font-size="12pt" fo:letter-spacing="normal" fo:font-style="normal" fo:font-weight="normal" style:font-size-asian="12pt" style:font-size-complex="12pt"/>
    </style:style>
    <style:style style:name="T99" style:family="text">
      <style:text-properties fo:font-variant="normal" fo:text-transform="none" fo:color="#333333" fo:font-size="12pt" fo:letter-spacing="normal" fo:font-style="normal" fo:font-weight="normal" officeooo:rsid="010ae962" style:font-size-asian="12pt" style:font-size-complex="12pt"/>
    </style:style>
    <style:style style:name="T100" style:family="text">
      <style:text-properties fo:font-variant="normal" fo:text-transform="none" fo:color="#333333" fo:font-size="12pt" fo:letter-spacing="normal" style:font-size-asian="12pt" style:font-size-complex="12pt"/>
    </style:style>
    <style:style style:name="T101" style:family="text">
      <style:text-properties fo:font-variant="normal" fo:text-transform="none" fo:color="#333333" style:font-name="Open Sans" fo:font-size="14pt" fo:letter-spacing="normal" fo:font-style="normal" fo:font-weight="normal" style:font-size-asian="12pt" style:font-size-complex="12pt"/>
    </style:style>
    <style:style style:name="T102" style:family="text">
      <style:text-properties fo:font-variant="normal" fo:text-transform="none" fo:color="#262626" style:font-name="Ubuntu" fo:font-size="12pt" fo:letter-spacing="normal" fo:font-style="normal" fo:font-weight="normal" officeooo:rsid="01c134b0" style:font-size-asian="10.5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variant="normal" fo:text-transform="none" fo:color="#262626" fo:letter-spacing="normal" officeooo:rsid="01b37375"/>
    </style:style>
    <style:style style:name="T104" style:family="text">
      <style:text-properties fo:font-variant="normal" fo:text-transform="none" fo:color="#262626" fo:letter-spacing="normal" officeooo:rsid="01b6a80e"/>
    </style:style>
    <style:style style:name="T105" style:family="text">
      <style:text-properties fo:font-variant="normal" fo:text-transform="none" fo:color="#262626" fo:letter-spacing="normal" officeooo:rsid="01bcf18b"/>
    </style:style>
    <style:style style:name="T106" style:family="text">
      <style:text-properties fo:font-variant="normal" fo:text-transform="none" fo:color="#000000" style:font-name="Ubuntu" fo:font-size="12pt" fo:letter-spacing="normal" fo:font-style="normal" fo:font-weight="normal" officeooo:rsid="01c134b0" style:font-size-asian="10.5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variant="normal" fo:text-transform="none" fo:color="#000000" style:font-name="Ubuntu" fo:font-size="12pt" fo:letter-spacing="normal" fo:font-style="normal" fo:font-weight="normal" officeooo:rsid="012e709b" style:font-style-asian="normal" style:font-weight-asian="normal" style:font-style-complex="normal" style:font-weight-complex="normal"/>
    </style:style>
    <style:style style:name="T108" style:family="text">
      <style:text-properties fo:font-variant="normal" fo:text-transform="none" fo:color="#000000" style:font-name="Ubuntu" fo:font-size="12pt" fo:letter-spacing="normal" fo:font-style="normal" fo:font-weight="normal" officeooo:rsid="0213ca6e" style:font-style-asian="normal" style:font-weight-asian="normal" style:font-style-complex="normal" style:font-weight-complex="normal"/>
    </style:style>
    <style:style style:name="T109" style:family="text">
      <style:text-properties fo:font-variant="normal" fo:text-transform="none" fo:color="#000000" style:font-name="Ubuntu" fo:font-size="12pt" fo:letter-spacing="normal" fo:font-style="normal" fo:font-weight="bold" officeooo:rsid="01c134b0" style:font-size-asian="10.5pt" style:font-style-asian="normal" style:font-weight-asian="bold" style:font-size-complex="12pt" style:font-style-complex="normal" style:font-weight-complex="bold"/>
    </style:style>
    <style:style style:name="T110" style:family="text">
      <style:text-properties fo:font-variant="normal" fo:text-transform="none" fo:color="#000000" style:font-name="Ubuntu" fo:font-size="12pt" fo:letter-spacing="normal" fo:font-style="italic" fo:font-weight="normal" officeooo:rsid="012e709b" style:font-style-asian="italic" style:font-weight-asian="normal" style:font-style-complex="italic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bold" style:text-blinking="false" fo:background-color="#f7eded" loext:char-shading-value="0" style:font-size-asian="12pt" style:font-size-complex="12pt" fo:padding="0cm" fo:border="none"/>
    </style:style>
    <style:style style:name="T112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bold" officeooo:rsid="01c134b0" style:text-blinking="false" fo:background-color="#f7eded" loext:char-shading-value="0" style:font-size-asian="12pt" style:font-size-complex="12pt" fo:padding="0cm" fo:border="none"/>
    </style:style>
    <style:style style:name="T113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bold" officeooo:rsid="01c74cb9" style:text-blinking="false" fo:background-color="#f7eded" loext:char-shading-value="0" style:font-size-asian="12pt" style:font-size-complex="12pt" fo:padding="0cm" fo:border="none"/>
    </style:style>
    <style:style style:name="T114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bold" officeooo:rsid="01c49a46" style:text-blinking="false" fo:background-color="#f7eded" loext:char-shading-value="0" style:font-size-asian="12pt" style:font-weight-asian="bold" style:font-size-complex="12pt" style:font-weight-complex="bold" fo:padding="0cm" fo:border="none"/>
    </style:style>
    <style:style style:name="T115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officeooo:rsid="01c134b0" style:text-blinking="false" fo:background-color="#f7eded" loext:char-shading-value="0" style:font-size-asian="12pt" style:font-weight-asian="normal" style:font-size-complex="12pt" style:font-weight-complex="normal" fo:padding="0cm" fo:border="none"/>
    </style:style>
    <style:style style:name="T116" style:family="text">
      <style:text-properties fo:font-variant="normal" fo:text-transform="none" fo:color="#111111" style:font-name="Ubuntu" fo:font-size="12pt" fo:font-style="normal" fo:font-weight="bold" style:font-size-asian="12pt" style:font-size-complex="12pt"/>
    </style:style>
    <style:style style:name="T117" style:family="text">
      <style:text-properties fo:font-variant="normal" fo:text-transform="none" fo:color="#111111" style:font-name="Ubuntu" fo:font-size="12pt" fo:font-style="normal" fo:font-weight="bold" officeooo:rsid="01c49a46" style:font-size-asian="12pt" style:font-size-complex="12pt"/>
    </style:style>
    <style:style style:name="T118" style:family="text">
      <style:text-properties fo:font-variant="normal" fo:text-transform="none" fo:color="#111111" style:font-name="Ubuntu" fo:font-size="12pt" fo:font-style="normal" fo:font-weight="bold" officeooo:rsid="01c74cb9" style:font-size-asian="12pt" style:font-size-complex="12pt"/>
    </style:style>
    <style:style style:name="T119" style:family="text">
      <style:text-properties fo:font-variant="normal" fo:text-transform="none" fo:color="#111111" style:font-name="Ubuntu" fo:font-size="12pt" fo:font-style="normal" fo:font-weight="bold" officeooo:rsid="01d34d0d" style:font-size-asian="12pt" style:font-weight-asian="bold" style:font-size-complex="12pt" style:font-weight-complex="bold"/>
    </style:style>
    <style:style style:name="T120" style:family="text">
      <style:text-properties fo:font-variant="normal" fo:text-transform="none" fo:color="#111111" style:font-name="Ubuntu" fo:font-size="12pt" fo:font-style="normal" officeooo:rsid="01d34d0d" style:font-size-asian="12pt" style:font-size-complex="12pt"/>
    </style:style>
    <style:style style:name="T121" style:family="text">
      <style:text-properties fo:font-variant="normal" fo:text-transform="none" fo:color="#111111" fo:letter-spacing="normal" officeooo:rsid="01bcf18b" style:font-size-asian="12pt"/>
    </style:style>
    <style:style style:name="T122" style:family="text">
      <style:text-properties fo:font-variant="normal" fo:text-transform="none" fo:color="#111111" fo:letter-spacing="normal" officeooo:rsid="0265f557" style:font-size-asian="12pt"/>
    </style:style>
    <style:style style:name="T123" style:family="text">
      <style:text-properties fo:font-variant="normal" fo:text-transform="none" fo:color="#14171a" style:font-name="Ubuntu" fo:font-size="12pt" fo:letter-spacing="normal" fo:font-style="normal" fo:font-weight="bold" style:font-size-asian="12pt" style:font-weight-asian="bold" style:font-size-complex="12pt" style:font-weight-complex="bold"/>
    </style:style>
    <style:style style:name="T124" style:family="text">
      <style:text-properties fo:font-variant="normal" fo:text-transform="none" fo:color="#14171a" style:font-name="Ubuntu" fo:font-size="12pt" fo:letter-spacing="normal" fo:font-style="normal" fo:font-weight="bold" officeooo:rsid="01d34d0d" style:font-size-asian="12pt" style:font-weight-asian="bold" style:font-size-complex="12pt" style:font-weight-complex="bold"/>
    </style:style>
    <style:style style:name="T125" style:family="text">
      <style:text-properties fo:font-variant="normal" fo:text-transform="none" fo:color="#14171a" style:font-name="Ubuntu" fo:font-size="12pt" fo:letter-spacing="normal" fo:font-style="normal" fo:font-weight="bold" officeooo:rsid="01d34dbc" style:font-size-asian="12pt" style:font-weight-asian="bold" style:font-size-complex="12pt" style:font-weight-complex="bold"/>
    </style:style>
    <style:style style:name="T126" style:family="text">
      <style:text-properties fo:font-variant="normal" fo:text-transform="none" fo:color="#14171a" fo:letter-spacing="normal" officeooo:rsid="01d58efb" style:font-size-asian="12pt"/>
    </style:style>
    <style:style style:name="T127" style:family="text">
      <style:text-properties fo:font-variant="normal" fo:text-transform="none" fo:color="#14171a" fo:letter-spacing="normal" officeooo:rsid="017d3ea6" style:font-size-asian="12pt"/>
    </style:style>
    <style:style style:name="T128" style:family="text">
      <style:text-properties fo:font-variant="normal" fo:text-transform="none" style:use-window-font-color="true" style:font-name="Ubuntu" fo:font-size="12pt" fo:letter-spacing="normal" fo:font-style="normal" fo:font-weight="normal" style:font-size-asian="12pt" style:font-size-complex="12pt"/>
    </style:style>
    <style:style style:name="T129" style:family="text">
      <style:text-properties fo:font-variant="normal" fo:text-transform="none" style:use-window-font-color="true" style:font-name="Ubuntu" fo:font-size="12pt" fo:letter-spacing="normal" fo:font-style="normal" fo:font-weight="normal" officeooo:rsid="006f85a8" style:font-size-asian="12pt" style:font-size-complex="12pt"/>
    </style:style>
    <style:style style:name="T130" style:family="text">
      <style:text-properties fo:font-variant="normal" fo:text-transform="none" style:use-window-font-color="true" style:font-name="Ubuntu" fo:font-size="12pt" fo:letter-spacing="normal" fo:font-style="normal" fo:font-weight="normal" officeooo:rsid="006d8da4" style:font-size-asian="12pt" style:font-size-complex="12pt"/>
    </style:style>
    <style:style style:name="T131" style:family="text">
      <style:text-properties fo:font-variant="normal" fo:text-transform="none" style:use-window-font-color="true" style:font-name="Ubuntu" fo:font-size="12pt" fo:letter-spacing="normal" fo:font-style="normal" fo:font-weight="normal" officeooo:rsid="00697c21" style:font-size-asian="12pt" style:font-size-complex="12pt"/>
    </style:style>
    <style:style style:name="T132" style:family="text">
      <style:text-properties fo:font-variant="normal" fo:text-transform="none" style:use-window-font-color="true" style:font-name="Ubuntu" fo:font-size="12pt" fo:letter-spacing="normal" fo:font-style="normal" fo:font-weight="normal" officeooo:rsid="00710434" style:font-size-asian="12pt" style:font-style-asian="normal" style:font-size-complex="12pt" style:font-style-complex="normal" fo:padding="0cm" fo:border="none"/>
    </style:style>
    <style:style style:name="T133" style:family="text">
      <style:text-properties fo:font-variant="normal" fo:text-transform="none" style:use-window-font-color="true" style:font-name="Ubuntu" fo:font-size="12pt" fo:letter-spacing="normal" fo:font-style="normal" style:text-underline-style="none" fo:font-weight="normal" officeooo:rsid="0076597b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fo:font-variant="normal" fo:text-transform="none" style:use-window-font-color="true" style:font-name="Ubuntu" fo:font-size="12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35" style:family="text">
      <style:text-properties fo:font-variant="normal" fo:text-transform="none" style:use-window-font-color="true" style:font-name="Ubuntu" fo:font-size="12pt" fo:letter-spacing="normal" fo:font-weight="normal" style:font-size-asian="12pt" style:font-size-complex="12pt" fo:padding="0cm" fo:border="none"/>
    </style:style>
    <style:style style:name="T136" style:family="text">
      <style:text-properties officeooo:rsid="0067caea"/>
    </style:style>
    <style:style style:name="T137" style:family="text">
      <style:text-properties officeooo:rsid="006abb58"/>
    </style:style>
    <style:style style:name="T138" style:family="text">
      <style:text-properties officeooo:rsid="006dd423"/>
    </style:style>
    <style:style style:name="T139" style:family="text">
      <style:text-properties officeooo:rsid="0075507b"/>
    </style:style>
    <style:style style:name="T140" style:family="text">
      <style:text-properties officeooo:rsid="007b523b"/>
    </style:style>
    <style:style style:name="T141" style:family="text">
      <style:text-properties officeooo:rsid="007dbed0"/>
    </style:style>
    <style:style style:name="T142" style:family="text">
      <style:text-properties officeooo:rsid="007f5c93"/>
    </style:style>
    <style:style style:name="T143" style:family="text">
      <style:text-properties officeooo:rsid="00840163"/>
    </style:style>
    <style:style style:name="T144" style:family="text">
      <style:text-properties officeooo:rsid="00889aa8"/>
    </style:style>
    <style:style style:name="T145" style:family="text">
      <style:text-properties officeooo:rsid="008ca256"/>
    </style:style>
    <style:style style:name="T146" style:family="text">
      <style:text-properties officeooo:rsid="008fa656"/>
    </style:style>
    <style:style style:name="T147" style:family="text">
      <style:text-properties officeooo:rsid="0090bd05"/>
    </style:style>
    <style:style style:name="T148" style:family="text">
      <style:text-properties officeooo:rsid="00916e3b"/>
    </style:style>
    <style:style style:name="T149" style:family="text">
      <style:text-properties officeooo:rsid="00929c5f"/>
    </style:style>
    <style:style style:name="T150" style:family="text">
      <style:text-properties officeooo:rsid="0096171b"/>
    </style:style>
    <style:style style:name="T151" style:family="text">
      <style:text-properties officeooo:rsid="00980d98"/>
    </style:style>
    <style:style style:name="T152" style:family="text">
      <style:text-properties officeooo:rsid="009a4977"/>
    </style:style>
    <style:style style:name="T153" style:family="text">
      <style:text-properties officeooo:rsid="009cf19b"/>
    </style:style>
    <style:style style:name="T154" style:family="text">
      <style:text-properties officeooo:rsid="009f9003"/>
    </style:style>
    <style:style style:name="T155" style:family="text">
      <style:text-properties officeooo:rsid="00a14cad"/>
    </style:style>
    <style:style style:name="T156" style:family="text">
      <style:text-properties officeooo:rsid="00a38864"/>
    </style:style>
    <style:style style:name="T157" style:family="text">
      <style:text-properties officeooo:rsid="00a89e6e"/>
    </style:style>
    <style:style style:name="T158" style:family="text">
      <style:text-properties officeooo:rsid="00a968e9"/>
    </style:style>
    <style:style style:name="T159" style:family="text">
      <style:text-properties officeooo:rsid="00aa1451"/>
    </style:style>
    <style:style style:name="T160" style:family="text">
      <style:text-properties officeooo:rsid="00b09cf3"/>
    </style:style>
    <style:style style:name="T161" style:family="text">
      <style:text-properties officeooo:rsid="00b2705d"/>
    </style:style>
    <style:style style:name="T162" style:family="text">
      <style:text-properties officeooo:rsid="00c23974"/>
    </style:style>
    <style:style style:name="T163" style:family="text">
      <style:text-properties officeooo:rsid="00c672e9"/>
    </style:style>
    <style:style style:name="T164" style:family="text">
      <style:text-properties officeooo:rsid="00c7a6b2"/>
    </style:style>
    <style:style style:name="T165" style:family="text">
      <style:text-properties officeooo:rsid="00d4611f"/>
    </style:style>
    <style:style style:name="T166" style:family="text">
      <style:text-properties officeooo:rsid="00ed50f4"/>
    </style:style>
    <style:style style:name="T167" style:family="text">
      <style:text-properties officeooo:rsid="00f69711"/>
    </style:style>
    <style:style style:name="T168" style:family="text">
      <style:text-properties officeooo:rsid="00f89078"/>
    </style:style>
    <style:style style:name="T169" style:family="text">
      <style:text-properties officeooo:rsid="00f8f6f5"/>
    </style:style>
    <style:style style:name="T170" style:family="text">
      <style:text-properties officeooo:rsid="0104a781"/>
    </style:style>
    <style:style style:name="T171" style:family="text">
      <style:text-properties style:font-style-asian="normal" style:font-style-complex="normal"/>
    </style:style>
    <style:style style:name="T172" style:family="text">
      <style:text-properties officeooo:rsid="0106c85d" style:font-style-asian="normal" style:font-style-complex="normal"/>
    </style:style>
    <style:style style:name="T173" style:family="text">
      <style:text-properties officeooo:rsid="013c80ec" style:font-style-asian="normal" style:font-style-complex="normal"/>
    </style:style>
    <style:style style:name="T174" style:family="text">
      <style:text-properties officeooo:rsid="013d6483" style:font-style-asian="normal" style:font-style-complex="normal"/>
    </style:style>
    <style:style style:name="T175" style:family="text">
      <style:text-properties officeooo:rsid="010973bc"/>
    </style:style>
    <style:style style:name="T176" style:family="text">
      <style:text-properties officeooo:rsid="010ae962"/>
    </style:style>
    <style:style style:name="T177" style:family="text">
      <style:text-properties fo:color="#333333" fo:font-size="12pt" fo:letter-spacing="normal" fo:font-weight="normal" style:font-size-asian="12pt" style:font-size-complex="12pt" fo:padding="0cm" fo:border="none"/>
    </style:style>
    <style:style style:name="T178" style:family="text">
      <style:text-properties officeooo:rsid="010d846e"/>
    </style:style>
    <style:style style:name="T179" style:family="text">
      <style:text-properties officeooo:rsid="011fe94a"/>
    </style:style>
    <style:style style:name="T180" style:family="text">
      <style:text-properties officeooo:rsid="01252a71"/>
    </style:style>
    <style:style style:name="T181" style:family="text">
      <style:text-properties officeooo:rsid="0126f07c"/>
    </style:style>
    <style:style style:name="T182" style:family="text">
      <style:text-properties officeooo:rsid="01349035"/>
    </style:style>
    <style:style style:name="T183" style:family="text">
      <style:text-properties officeooo:rsid="0136f88e"/>
    </style:style>
    <style:style style:name="T184" style:family="text">
      <style:text-properties officeooo:rsid="01614eff"/>
    </style:style>
    <style:style style:name="T185" style:family="text">
      <style:text-properties fo:font-weight="normal" style:font-weight-asian="normal" style:font-weight-complex="normal"/>
    </style:style>
    <style:style style:name="T186" style:family="text">
      <style:text-properties fo:font-weight="normal" officeooo:rsid="00ddb528" style:font-weight-asian="normal" style:font-weight-complex="normal"/>
    </style:style>
    <style:style style:name="T187" style:family="text">
      <style:text-properties fo:font-weight="normal" officeooo:rsid="00df36cf" style:font-weight-asian="normal" style:font-weight-complex="normal"/>
    </style:style>
    <style:style style:name="T188" style:family="text">
      <style:text-properties fo:font-weight="normal" officeooo:rsid="0021f0a4" style:font-weight-asian="normal" style:font-weight-complex="normal"/>
    </style:style>
    <style:style style:name="T189" style:family="text">
      <style:text-properties fo:font-weight="normal" officeooo:rsid="01707c48" style:font-weight-asian="normal" style:font-weight-complex="normal"/>
    </style:style>
    <style:style style:name="T190" style:family="text">
      <style:text-properties fo:font-weight="normal" officeooo:rsid="0177130e" style:font-weight-asian="normal" style:font-weight-complex="normal"/>
    </style:style>
    <style:style style:name="T191" style:family="text">
      <style:text-properties fo:font-weight="normal" officeooo:rsid="01782662" style:font-weight-asian="normal" style:font-weight-complex="normal"/>
    </style:style>
    <style:style style:name="T192" style:family="text">
      <style:text-properties fo:font-weight="normal" officeooo:rsid="017a5167" style:font-weight-asian="normal" style:font-weight-complex="normal"/>
    </style:style>
    <style:style style:name="T193" style:family="text">
      <style:text-properties fo:font-weight="normal" officeooo:rsid="022b23ef" style:font-weight-asian="normal" style:font-weight-complex="normal"/>
    </style:style>
    <style:style style:name="T194" style:family="text">
      <style:text-properties officeooo:rsid="018db291"/>
    </style:style>
    <style:style style:name="T195" style:family="text">
      <style:text-properties officeooo:rsid="01a73fea"/>
    </style:style>
    <style:style style:name="T196" style:family="text">
      <style:text-properties officeooo:rsid="01af4b7e"/>
    </style:style>
    <style:style style:name="T197" style:family="text">
      <style:text-properties officeooo:rsid="01c9a788"/>
    </style:style>
    <style:style style:name="T198" style:family="text">
      <style:text-properties officeooo:rsid="01d78cfd"/>
    </style:style>
    <style:style style:name="T199" style:family="text">
      <style:text-properties officeooo:rsid="01d8a62b"/>
    </style:style>
    <style:style style:name="T200" style:family="text">
      <style:text-properties officeooo:rsid="01e3c2da"/>
    </style:style>
    <style:style style:name="T201" style:family="text">
      <style:text-properties officeooo:rsid="01e4ea24"/>
    </style:style>
    <style:style style:name="T202" style:family="text">
      <style:text-properties officeooo:rsid="01e83bec"/>
    </style:style>
    <style:style style:name="T203" style:family="text">
      <style:text-properties officeooo:rsid="01e9bba5"/>
    </style:style>
    <style:style style:name="T204" style:family="text">
      <style:text-properties officeooo:rsid="01ecb877"/>
    </style:style>
    <style:style style:name="T205" style:family="text">
      <style:text-properties officeooo:rsid="01efeee4"/>
    </style:style>
    <style:style style:name="T206" style:family="text">
      <style:text-properties officeooo:rsid="01f360df"/>
    </style:style>
    <style:style style:name="T207" style:family="text">
      <style:text-properties officeooo:rsid="01f3f1d9"/>
    </style:style>
    <style:style style:name="T208" style:family="text">
      <style:text-properties officeooo:rsid="01f53b1c"/>
    </style:style>
    <style:style style:name="T209" style:family="text">
      <style:text-properties officeooo:rsid="01f5dcbe"/>
    </style:style>
    <style:style style:name="T210" style:family="text">
      <style:text-properties officeooo:rsid="01f72de9"/>
    </style:style>
    <style:style style:name="T211" style:family="text">
      <style:text-properties officeooo:rsid="01fe38eb"/>
    </style:style>
    <style:style style:name="T212" style:family="text">
      <style:text-properties fo:color="#000000" style:font-name="apple-system"/>
    </style:style>
    <style:style style:name="T213" style:family="text">
      <style:text-properties fo:color="#000000" style:font-name="apple-system" fo:font-style="normal" fo:font-weight="bold" style:font-style-asian="normal" style:font-weight-asian="bold" style:font-style-complex="normal" style:font-weight-complex="bold"/>
    </style:style>
    <style:style style:name="T214" style:family="text">
      <style:text-properties fo:color="#000000" style:font-name="apple-system" fo:font-style="normal" fo:font-weight="bold" officeooo:rsid="004938a1" style:font-style-asian="normal" style:font-weight-asian="bold" style:font-style-complex="normal" style:font-weight-complex="bold"/>
    </style:style>
    <style:style style:name="T215" style:family="text">
      <style:text-properties fo:color="#000000" style:font-name="apple-system" fo:font-style="normal" fo:font-weight="bold" officeooo:rsid="0203ed07" style:font-style-asian="normal" style:font-weight-asian="bold" style:font-style-complex="normal" style:font-weight-complex="bold"/>
    </style:style>
    <style:style style:name="T216" style:family="text">
      <style:text-properties fo:color="#000000" style:font-name="apple-system" fo:font-style="normal" fo:font-weight="bold" officeooo:rsid="020717a0" style:font-style-asian="normal" style:font-weight-asian="bold" style:font-style-complex="normal" style:font-weight-complex="bold"/>
    </style:style>
    <style:style style:name="T217" style:family="text">
      <style:text-properties fo:color="#000000" style:font-name="apple-system" fo:font-style="normal" officeooo:rsid="020717a0" style:font-style-asian="normal" style:font-style-complex="normal"/>
    </style:style>
    <style:style style:name="T218" style:family="text">
      <style:text-properties fo:color="#000000" style:font-name="apple-system" fo:font-style="normal" officeooo:rsid="02106977" style:font-style-asian="normal" style:font-style-complex="normal"/>
    </style:style>
    <style:style style:name="T219" style:family="text">
      <style:text-properties fo:color="#000000" style:font-name="apple-system" fo:font-style="italic" fo:font-weight="bold" style:font-style-asian="italic" style:font-weight-asian="bold" style:font-style-complex="italic" style:font-weight-complex="bold"/>
    </style:style>
    <style:style style:name="T220" style:family="text">
      <style:text-properties fo:color="#000000" style:font-name="apple-system" fo:font-style="italic" fo:font-weight="bold" officeooo:rsid="020717a0" style:font-style-asian="italic" style:font-weight-asian="bold" style:font-style-complex="italic" style:font-weight-complex="bold"/>
    </style:style>
    <style:style style:name="T221" style:family="text">
      <style:text-properties fo:color="#000000" style:font-name="apple-system" fo:font-style="italic" fo:font-weight="bold" officeooo:rsid="020b339f" style:font-style-asian="italic" style:font-weight-asian="bold" style:font-style-complex="italic" style:font-weight-complex="bold"/>
    </style:style>
    <style:style style:name="T222" style:family="text">
      <style:text-properties fo:color="#000000" style:font-name="apple-system" fo:font-style="italic" fo:font-weight="bold" officeooo:rsid="020f1b6b" style:font-style-asian="italic" style:font-weight-asian="bold" style:font-style-complex="italic" style:font-weight-complex="bold"/>
    </style:style>
    <style:style style:name="T223" style:family="text">
      <style:text-properties fo:color="#000000" style:font-name="apple-system" fo:font-style="italic" fo:font-weight="bold" officeooo:rsid="02267c52" style:font-style-asian="italic" style:font-weight-asian="bold" style:font-style-complex="italic" style:font-weight-complex="bold"/>
    </style:style>
    <style:style style:name="T224" style:family="text">
      <style:text-properties fo:color="#000000" style:font-name="apple-system" fo:font-style="italic" officeooo:rsid="0222cdc9" style:font-style-asian="italic" style:font-style-complex="italic"/>
    </style:style>
    <style:style style:name="T225" style:family="text">
      <style:text-properties fo:color="#000000" style:font-name="apple-system" officeooo:rsid="02106977"/>
    </style:style>
    <style:style style:name="T226" style:family="text">
      <style:text-properties fo:color="#000000" style:font-name="apple-system" officeooo:rsid="020b339f"/>
    </style:style>
    <style:style style:name="T227" style:family="text">
      <style:text-properties fo:color="#000000" style:font-name="apple-system" officeooo:rsid="020717a0"/>
    </style:style>
    <style:style style:name="T228" style:family="text">
      <style:text-properties officeooo:rsid="020a30a3"/>
    </style:style>
    <style:style style:name="T229" style:family="text">
      <style:text-properties officeooo:rsid="021489f5"/>
    </style:style>
    <style:style style:name="T230" style:family="text">
      <style:text-properties officeooo:rsid="021a4e0d"/>
    </style:style>
    <style:style style:name="T231" style:family="text">
      <style:text-properties officeooo:rsid="0227f079"/>
    </style:style>
    <style:style style:name="T232" style:family="text">
      <style:text-properties officeooo:rsid="0228c694"/>
    </style:style>
    <style:style style:name="T233" style:family="text">
      <style:text-properties officeooo:rsid="023f209e"/>
    </style:style>
    <style:style style:name="T234" style:family="text">
      <style:text-properties officeooo:rsid="0240023f"/>
    </style:style>
    <style:style style:name="T235" style:family="text">
      <style:text-properties officeooo:rsid="0244ab71"/>
    </style:style>
    <style:style style:name="T236" style:family="text">
      <style:text-properties officeooo:rsid="022b23ef"/>
    </style:style>
    <style:style style:name="T237" style:family="text">
      <style:text-properties officeooo:rsid="01aaf527"/>
    </style:style>
    <style:style style:name="T238" style:family="text">
      <style:text-properties officeooo:rsid="01b1feb6"/>
    </style:style>
    <style:style style:name="T239" style:family="text">
      <style:text-properties officeooo:rsid="026388fa"/>
    </style:style>
    <style:style style:name="T240" style:family="text">
      <style:text-properties style:font-name="Ubuntu" officeooo:rsid="0064e456"/>
    </style:style>
    <style:style style:name="T241" style:family="text">
      <style:text-properties style:font-name="Ubuntu" fo:font-style="italic" officeooo:rsid="0064e456" style:font-style-asian="italic" style:font-style-complex="italic"/>
    </style:style>
    <style:style style:name="T242" style:family="text">
      <style:text-properties style:font-name="Ubuntu" officeooo:rsid="0064f54a"/>
    </style:style>
    <style:style style:name="T243" style:family="text">
      <style:text-properties style:use-window-font-color="true" style:font-name="Ubuntu" fo:font-size="12pt" fo:font-style="normal" officeooo:rsid="0066631e" style:font-size-asian="12pt" style:font-style-asian="normal" style:font-size-complex="12pt" style:font-style-complex="normal"/>
    </style:style>
    <style:style style:name="T244" style:family="text">
      <style:text-properties style:use-window-font-color="true" style:font-name="Ubuntu" fo:font-size="12pt" fo:font-style="italic" officeooo:rsid="0066631e" style:font-size-asian="12pt" style:font-style-asian="italic" style:font-size-complex="12pt" style:font-style-complex="italic"/>
    </style:style>
    <style:style style:name="T245" style:family="text">
      <style:text-properties style:use-window-font-color="true" style:font-name="Ubuntu" fo:font-size="12pt" fo:letter-spacing="normal" fo:font-weight="normal" style:font-size-asian="12pt" style:font-size-complex="12pt" fo:padding="0cm" fo:border="none"/>
    </style:style>
    <style:style style:name="T246" style:family="text">
      <style:text-properties style:use-window-font-color="true" style:font-name="Ubuntu" fo:font-size="12pt" fo:letter-spacing="normal" fo:font-weight="normal" officeooo:rsid="0070d296" style:font-size-asian="12pt" style:font-size-complex="12pt" fo:padding="0cm" fo:border="none"/>
    </style:style>
    <style:style style:name="T247" style:family="text">
      <style:text-properties style:font-size-asian="12pt" style:font-size-complex="12pt"/>
    </style:style>
    <style:style style:name="T248" style:family="text">
      <style:text-properties officeooo:rsid="00a2d4df" style:font-size-asian="12pt" style:font-size-complex="12pt"/>
    </style:style>
    <style:style style:name="T249" style:family="text">
      <style:text-properties officeooo:rsid="009b702e"/>
    </style:style>
    <style:style style:name="T250" style:family="text">
      <style:text-properties officeooo:rsid="00a25fbc"/>
    </style:style>
    <style:style style:name="T251" style:family="text">
      <style:text-properties officeooo:rsid="007c5d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8">Arquitectura del sistema</text:p>
      <text:p text:style-name="P68"/>
      <text:h text:style-name="P180" text:outline-level="2">SPA</text:h>
      <text:p text:style-name="P47"><text:span text:style-name="T53">Single page aplication</text:span><text:span text:style-name="T56">, de ahora en adelante SPA, es una aplicación o sitio web que cabe en una sóla página web con el objeto de proveer una experiencia de usuario más fluída y una interfaz más enriquecida. </text:span><text:span text:style-name="T57">Una de las ventajas de este tipo de aplicaciones es que son capaces de actualizar una parte de la interfaz, sin necesidad de enviar o recibir una petición de </text:span><text:span text:style-name="T59">full-page</text:span><text:span text:style-name="T57">. </text:span><text:span text:style-name="T75">Learning SPA</text:span></text:p>
      <text:p text:style-name="P112"/>
      <text:h text:style-name="P125" text:outline-level="2">EN JAVASCRIPT NO EXISTEN LAS CLASES</text:h>
      <text:h text:style-name="P126" text:outline-level="2">JavaScript es un lenguaje orientado a objetos basado en prototipos en lugar de clases. <text:span text:style-name="T170">A diferencia de los lenguajes orientados a objetos basados en clases, un lenguaje basado en prototipos no hace distinción entre clases e instancias: Simplemente tiene objetos. Estos objetos son conocidos como </text:span><text:span text:style-name="T172">objetos prototípicos, que son objetos que se utilizan como una plantilla a partir de la cual se obtiene el conjunto inicial de propiedades de un nuevo objeto. </text:span><text:span text:style-name="T44">Mozilla JS GUIDE</text:span></text:h>
      <text:h text:style-name="P135" text:outline-level="2">Para poder entender cuáles son las diferencias entre un lenguaje orientado a objetos basados en clases (Java) y basados en prototipos (JavaScript) <text:span text:style-name="T175">se han listado sus diferencias en la tabla </text:span><text:span text:style-name="T88">Ref tabla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2">Basados en clases (Java)</text:p>
          </table:table-cell>
          <table:table-cell table:style-name="Table1.B1" office:value-type="string">
            <text:p text:style-name="P122">Basados en prototipos (JavaScript)</text:p>
          </table:table-cell>
        </table:table-row>
        <table:table-row>
          <table:table-cell table:style-name="Table1.A2" office:value-type="string">
            <text:p text:style-name="P124">La clase y su <text:span text:style-name="T176">instancia</text:span> son entidades distintas</text:p>
          </table:table-cell>
          <table:table-cell table:style-name="Table1.B2" office:value-type="string">
            <text:p text:style-name="P124">Todos los objetos pueden heredar de otro objeto</text:p>
          </table:table-cell>
        </table:table-row>
        <table:table-row>
          <table:table-cell table:style-name="Table1.A2" office:value-type="string">
            <text:p text:style-name="P124">Define una clase en la definición de clase; se <text:span text:style-name="T176">instancia </text:span>una clase con los métodos constructores.</text:p>
          </table:table-cell>
          <table:table-cell table:style-name="Table1.B2" office:value-type="string">
            <text:p text:style-name="P124">Define y crea un conjunto de objetos con funciones constructoras.</text:p>
          </table:table-cell>
        </table:table-row>
        <table:table-row>
          <table:table-cell table:style-name="Table1.A2" office:value-type="string">
            <text:p text:style-name="P123"><text:span text:style-name="T98">Se crea un objeto con el operador </text:span><text:span text:style-name="Source_20_Text"><text:span text:style-name="T97">new</text:span></text:span><text:span text:style-name="T98">.</text:span></text:p>
          </table:table-cell>
          <table:table-cell table:style-name="Table1.B2" office:value-type="string">
            <text:p text:style-name="P124">Igual.</text:p>
          </table:table-cell>
        </table:table-row>
        <table:table-row>
          <table:table-cell table:style-name="Table1.A2" office:value-type="string">
            <text:p text:style-name="P124">Se construye una jerarquía de objetos utilizando la definición de las clases para definir subclases de clases existentes.</text:p>
          </table:table-cell>
          <table:table-cell table:style-name="Table1.B2" office:value-type="string">
            <text:p text:style-name="P124">Se construye una jerarquía de objetos mediante la asignación de un objeto como el prototipo asociado a una función constructor.</text:p>
          </table:table-cell>
        </table:table-row>
        <table:table-row>
          <table:table-cell table:style-name="Table1.A2" office:value-type="string">
            <text:p text:style-name="P124">Se heredan propiedades siguiendo la cadena de clases.</text:p>
          </table:table-cell>
          <table:table-cell table:style-name="Table1.B2" office:value-type="string">
            <text:p text:style-name="P124">Se heredan propiedades siguiendo la cadena de prototipos.</text:p>
          </table:table-cell>
        </table:table-row>
        <table:table-row>
          <table:table-cell table:style-name="Table1.A2" office:value-type="string">
            <text:p text:style-name="P123"><text:span text:style-name="T98">La definición de una clase especifica </text:span><text:span text:style-name="Emphasis"><text:span text:style-name="T177">todas</text:span></text:span><text:span text:style-name="T100"> </text:span><text:span text:style-name="T98">las propiedades de todas las </text:span><text:span text:style-name="T99">instancias </text:span><text:span text:style-name="T98">de esa clase. No se pueden añadir propiedades dinámicamente en tiempo de ejecución.</text:span></text:p>
          </table:table-cell>
          <table:table-cell table:style-name="Table1.B2" office:value-type="string">
            <text:p text:style-name="P123"><text:span text:style-name="T98">El conjunto </text:span><text:span text:style-name="Emphasis"><text:span text:style-name="T177">inicial</text:span></text:span><text:span text:style-name="T100"> </text:span><text:span text:style-name="T98">de propiedades lo determina la función constructor o el prototipo. Se pueden añadir y quitar propiedades dinámicamente a objetos específicos o a un conjunto de objetos.</text:span></text:p>
          </table:table-cell>
        </table:table-row>
      </table:table>
      <text:h text:style-name="P151" text:outline-level="2"/>
      <text:h text:style-name="P136" text:outline-level="2">Por estos motivos, los patrones que se han diseñado con UML consisten en una aproximación de cómo se representaría <text:span text:style-name="T178">el diseño de la plataforma</text:span>.</text:h>
      <text:p text:style-name="P99">CALLBACKS EN JAVASCRIPT</text:p>
      <text:p text:style-name="P101">Las <text:span text:style-name="T1">callbacks </text:span>JavaScri<text:span text:style-name="T200">pt son utilizadas para gestionar eventos de manera responsable en el lado cliente ejecutando funciones asíncronas, y en Node, las </text:span><text:span text:style-name="T8">callbacks</text:span><text:span text:style-name="T201"> también son utilizadas en el lado servidor para dar servicio a múltiples peticiones simultáneas de clientes.</text:span></text:p>
      <text:p text:style-name="P105">Una <text:span text:style-name="T1">callback</text:span> es una función que es pasada como argumento a otra función, <text:span text:style-name="T204">que espera ser invocada tanto inmediátamente como en algún momento futuro.</text:span></text:p>
      <text:p text:style-name="P106">Las <text:span text:style-name="T1">callbacks</text:span> pueden ser vistas como una forma de “<text:span text:style-name="T46">continuation-passing style” (CPS)</text:span>, cuyo control es pasado explícitamente de forma continuada, <text:span text:style-name="T205">en </text:span><text:soft-page-break/><text:span text:style-name="T205">el caso de las </text:span><text:span text:style-name="T11">callback</text:span><text:span text:style-name="T205"> es pasado como argumento representando una continuación.</text:span></text:p>
      <text:p text:style-name="P107">JavaScript utiliza un modelo <text:span text:style-name="T1">event-driven</text:span> con un único hilo de ejecución. <text:span text:style-name="T206">Programar con </text:span><text:span text:style-name="T12">callbacks</text:span><text:span text:style-name="T206"> es especialmente útil cuando el llamador no quiere esperar hasta que la llamada se complete. Para conseguirlo, la operación no bloqueante (</text:span><text:span text:style-name="T13">non-blocking operation</text:span><text:span text:style-name="T207">) es agendada (</text:span><text:span text:style-name="T13">scheduled</text:span><text:span text:style-name="T207">) como una </text:span><text:span text:style-name="T13">callback</text:span><text:span text:style-name="T207"> y el hilo principal continua su síncrona ejecución. Cuando la operación se completa, un mensaje es encolado en una cola de tareas según la </text:span><text:span text:style-name="T14">callback</text:span><text:span text:style-name="T208"> que lo provee. El bucle de eventos (</text:span><text:span text:style-name="T15">event loop</text:span><text:span text:style-name="T209">) en JavaScript prioriza que el hilo ejecute la pila de llamadas primero; cuando la pila está vacía, el bucle de eventos desencola un mensaje para la cola de tareas y ejecuta la correspondiente función </text:span><text:span text:style-name="T16">callback</text:span><text:span text:style-name="T210">.</text:span></text:p>
      <text:p text:style-name="P108">En JavaScript, las <text:span text:style-name="T1">callbacks</text:span> pueden llamarse “funciones” o “funciones anónimas”.</text:p>
      <text:p text:style-name="P110">En el proyecto, para gestionar las callbacks se han utilizado <text:span text:style-name="T1">promises. </text:span>Las <text:span text:style-name="T1">promise</text:span> son una extensión del lenguaje JavaScript. <text:span text:style-name="T83">i</text:span><text:span text:style-name="T84">eeexplore</text:span></text:p>
      <text:p text:style-name="P117"><text:span text:style-name="T243">Una </text:span><text:span text:style-name="T244">promise </text:span><text:span text:style-name="T128">es un proxy para un valor no necesariamente conocido en el momento que es creada la promesa. Permite asociar manejadores que actuarán asincrónicamente sobre un eventual valor en caso de éxito, o la razón de</text:span><text:span text:style-name="T129">l</text:span><text:span text:style-name="T128"> fall</text:span><text:span text:style-name="T130">o</text:span><text:span text:style-name="T128">. Esto permite que métodos asíncronos devuelvan valores como si fueran síncronos: en vez de inmediatamente retornar el valor final, el método asíncrono devuelve una </text:span><text:span text:style-name="Emphasis"><text:span text:style-name="T245">prom</text:span></text:span><text:span text:style-name="Emphasis"><text:span text:style-name="T246">ise</text:span></text:span><text:span text:style-name="Emphasis"><text:span text:style-name="T135"> </text:span></text:span><text:span text:style-name="Emphasis"><text:span text:style-name="T132">y suministra su</text:span></text:span><text:span text:style-name="T128"> valor en algún momento en el futuro</text:span><text:span text:style-name="T101">. </text:span><text:span text:style-name="T95">Promise </text:span><text:span text:style-name="T96">Objeto Mozilla</text:span><text:span text:style-name="T128"> </text:span><text:span text:style-name="T131">Al objeto le</text:span><text:span text:style-name="T128"> enganchas las funciones callback, en vez de pasar funciones callback a una función. </text:span><text:span text:style-name="T95">Promise Mozilla </text:span><text:span text:style-name="T133">N</text:span><text:span text:style-name="T134">os permiten mejorar la legibilidad de nuestro código y evitar tener que pasar el contenido de las funciones directamente como argumentos a nuestra llamada.</text:span></text:p>
      <text:p text:style-name="P103"><text:span text:style-name="T240">Las </text:span><text:span text:style-name="T241">promise</text:span><text:span text:style-name="T240"> en JavaScript sirven para evitar el “</text:span><text:span text:style-name="T241">callback-hell” </text:span><text:span text:style-name="T242">que surge de llamar a una función asíncrona en JavaScript. </text:span><text:span text:style-name="T94">Promise sol callback hell</text:span></text:p>
      <text:p text:style-name="P102"/>
      <text:p text:style-name="P111">CALLBACK HELL</text:p>
      <text:p text:style-name="P104">Pueden ocurrir errores con las <text:span text:style-name="T1">callbacks</text:span> asíncronas si no se gestionan bien los errores. <text:span text:style-name="T202">Como solución, la comunidad de desarrolladores de JavaScript propuso una buena práctica conocida como “</text:span><text:span text:style-name="T9">error-first protocol</text:span><text:span text:style-name="T202">”, que consiste en reservar el primer argumento de un </text:span><text:span text:style-name="T10">callback</text:span><text:span text:style-name="T203"> para comunicar errores. </text:span><text:span text:style-name="T83">i</text:span><text:span text:style-name="T84">eeexplore</text:span></text:p>
      <text:p text:style-name="P109"/>
      <text:h text:style-name="P159" text:outline-level="2">IMPLEMENTANDO PATRONES DE DISEÑO EN JAVASCRIPT</text:h>
      <text:h text:style-name="P154" text:outline-level="2">En la mayoría de lenguajes tradicionales orientados a objetos existen las clases, las interfaces, la herencia, la encapsulación y el polimorfismo. Pero JavaScript, <text:span text:style-name="T194">no, puesto </text:span><text:soft-page-break/><text:span text:style-name="T194">que es muy sencillo: Trabaja por medio de </text:span><text:span text:style-name="T17">callbacks </text:span><text:span text:style-name="T211">(funciones).</text:span></text:h>
      <text:h text:style-name="P155" text:outline-level="2">Un objeto es <text:span text:style-name="T198">la</text:span> unidad responsable de proporcionar estados y comportamiento; y <text:span text:style-name="T199">la declaración de</text:span> las funciones en JavaScript proporcionan ambas.</text:h>
      <text:h text:style-name="P160" text:outline-level="2">how-angularjs-embraced</text:h>
      <text:h text:style-name="P188" text:outline-level="2">Patrones de diseño</text:h>
      <text:h text:style-name="P181" text:outline-level="2"><text:span text:style-name="T214">1. </text:span><text:span text:style-name="T215">MVC y MVVM</text:span></text:h>
      <text:p text:style-name="P11"><text:span text:style-name="T53">El patrón Modelo Vista Controlador, de ahora en adelante MVC, </text:span><text:span text:style-name="T60">es un patrón de arquitectura </text:span><text:span text:style-name="T54">software</text:span><text:span text:style-name="T60"> que permite separar la representación visual de la información, de la interacción del usuario. </text:span></text:p>
      <text:p text:style-name="P1"><text:span text:style-name="T165">MVC </text:span>es un patrón <text:span text:style-name="T1">composite. </text:span><text:span text:style-name="T19">Los patrones </text:span><text:span text:style-name="T2">composite</text:span><text:span text:style-name="T19"> son aquellos patrones capaces de trabajar juntos </text:span><text:span text:style-name="T20">para darle solución a un problema en común. </text:span><text:span text:style-name="T41">Cita Freeman</text:span></text:p>
      <text:p text:style-name="P2">El patrón de diseño <text:span text:style-name="T48">MVC está compuesto por:</text:span></text:p>
      <text:list xml:id="list7269727345184902011" text:style-name="L1">
        <text:list-item>
          <text:p text:style-name="P156">Modelo: <text:span text:style-name="T49">Almacena toda la información, estados y lógica de la aplicación.</text:span></text:p>
        </text:list-item>
        <text:list-item>
          <text:p text:style-name="P157">Vista: <text:span text:style-name="T50">Se trata de a interfaz de usuario que m</text:span>uestra una representación del modelo. <text:span text:style-name="T52">La vista informa al controlador qué trata de hacer el usuario. </text:span></text:p>
        </text:list-item>
        <text:list-item>
          <text:p text:style-name="P158">Controlador: <text:span text:style-name="T51">Toma la entrada del usuario, la gestiona y le transmite lo que ha interpretado al modelo. También, manipula cómo se debe ver la vista.</text:span></text:p>
        </text:list-item>
      </text:list>
      <text:p text:style-name="P12">Actualmente, se han desarrollado nuevos tipos de modelo MV*, como el Modelo Vista VistaModelo, de ahora en adelante MVVM, que está basada en el patrón MVC y el Modelo Vista Presentador, <text:span text:style-name="T136">que trata de separar con más claridad el desarrollo de la interfaz de usuario con el de la lógica de negocio y el comportamiento de la aplicación.</text:span></text:p>
      <text:p text:style-name="P11"><text:span text:style-name="T61">Los componentes de l</text:span><text:span text:style-name="T65">os</text:span><text:span text:style-name="T61"> patr</text:span><text:span text:style-name="T65">ones</text:span><text:span text:style-name="T61"> MV</text:span><text:span text:style-name="T71">VM</text:span><text:span text:style-name="T61"> son:</text:span></text:p>
      <text:list xml:id="list8990020906180385704" text:style-name="L2">
        <text:list-item>
          <text:p text:style-name="P161"><text:span text:style-name="T61">M</text:span><text:span text:style-name="T53">odelo: </text:span><text:span text:style-name="T62">Representa los datos específicos del dominio o información con la que nuestra aplicación debe trabajar. </text:span><text:span text:style-name="T63">Almacena información, pero comunmente no posee ningún tipo de comportamiento. </text:span><text:span text:style-name="T64">No formatean la información ni influencian en cómo los datos aparecen en el navegador, ya que no es su responsabilidad.</text:span></text:p>
        </text:list-item>
        <text:list-item>
          <text:p text:style-name="P162"><text:span text:style-name="T64">V</text:span><text:span text:style-name="T53">ista: </text:span><text:span text:style-name="T66">Es la única parte de la aplicación con la que el usuario interactúa. </text:span><text:span text:style-name="T67">Contiene la información obtenida de la sincronización entre la vista y el modelo </text:span><text:span text:style-name="T69">(</text:span><text:span text:style-name="T55">data binding </text:span><text:span text:style-name="T82">Ci</text:span><text:span text:style-name="T81">ta DataBinding W3S</text:span><text:span text:style-name="T55"> </text:span><text:span text:style-name="T69">)</text:span><text:span text:style-name="T67">, </text:span><text:span text:style-name="T68">los eventos y comportamientos. </text:span><text:span text:style-name="T70">Es una interfaz de usuario interactiva que representa el estado </text:span><text:span text:style-name="T72">de la VistaModelo. </text:span><text:span text:style-name="T73">La vista no es la encargada de gestionar su estado, sólo se mantiene sincronizada con la VistaModelo.</text:span></text:p>
        </text:list-item>
        <text:list-item>
          <text:p text:style-name="P163"><text:span text:style-name="T73">V</text:span><text:span text:style-name="T53">istaModelo: </text:span><text:span text:style-name="T74">Se puede considerar como un Controlador especializado que actúa como un conversor de datos. Transforma la información del Modelo en la información de la Vista. </text:span><text:span text:style-name="T80">Learning SPA</text:span></text:p>
        </text:list-item>
      </text:list>
      <text:p text:style-name="P7">P. 15 Learning SPA – <text:span text:style-name="T137">PICTURE &amp; DIFERENCES</text:span></text:p>
      <text:p text:style-name="P42">En MEAN STACK, estos dos patrones se pueden aparecen combinados como se muestra en la <text:span text:style-name="T46">figura. </text:span><text:span text:style-name="T43">(Figura Mean Stack MVC MVVM)</text:span></text:p>
      <text:h text:style-name="P193" text:outline-level="3"><text:soft-page-break/></text:h>
      <text:h text:style-name="P182" text:outline-level="2"><text:span text:style-name="T216">2. </text:span><text:span text:style-name="T220">Page Controller</text:span></text:h>
      <text:p text:style-name="P48"><text:span text:style-name="T53">Page Controller </text:span><text:span text:style-name="T56">tiene un único </text:span><text:span text:style-name="T53">controller</text:span><text:span text:style-name="T56"> </text:span><text:span text:style-name="T58">por cada página lógica de la página web. </text:span><text:span text:style-name="T76">ita Disi.unal</text:span></text:p>
      <text:p text:style-name="P40">Las responsabilidades del <text:span text:style-name="T1">Page Controller</text:span> son:</text:p>
      <text:list xml:id="list2460937601630339334" text:style-name="L3">
        <text:list-item>
          <text:p text:style-name="P164">Analizar la URL y extraer cualquier <text:span text:style-name="T168">dato</text:span> de formulario <text:span text:style-name="T167">necesario para el comportamiento.</text:span></text:p>
        </text:list-item>
        <text:list-item>
          <text:p text:style-name="P165">Crear e invocar cualquier objeto del modelo para procesar datos. <text:span text:style-name="T169">Cualquier dato relevante de una petición HTML ha de ser pasada al modelo, de esta forma el modelo no necesita ningún tipo de conexión a las peticiones HTML.</text:span></text:p>
        </text:list-item>
        <text:list-item>
          <text:p text:style-name="P166">Determina qué vista ha de ser mostrada a continuación como resultado de la página y proporcionar al modelo información sobre ello.</text:p>
        </text:list-item>
      </text:list>
      <text:p text:style-name="P49"><text:span text:style-name="T18">El patrón </text:span>Page Controller<text:span text:style-name="T18"> acepta entradas desde la petición de una página, invoca las acciones pedidas en el model</text:span><text:span text:style-name="T27">o</text:span><text:span text:style-name="T18">, y determina la vista que se ha de usar como página resultante. </text:span><text:span text:style-name="T78">M</text:span><text:span text:style-name="T79">icrosoft</text:span></text:p>
      <text:p text:style-name="P50"><text:span text:style-name="T22">En AngularJS, tenemos </text:span><text:span text:style-name="T180">controllers</text:span><text:span text:style-name="T22"> los cuales tienen unas responsabilidades limitadas: Ellos no aceptan las peticiones del usuario porque es la responsabilidad de </text:span><text:span text:style-name="T23">los </text:span><text:span text:style-name="T181">services</text:span><text:span text:style-name="T22"> $route o $state </text:span><text:span text:style-name="T24">y la renderización de la página es responsabilidad de la directiva ng-view. </text:span><text:span text:style-name="T37">Para determinar qué vista ha de ser mostrada utiliza el </text:span><text:span text:style-name="T239">service</text:span><text:span text:style-name="T37"> $location.</text:span></text:p>
      <text:p text:style-name="P51"><text:span text:style-name="T24">A</text:span><text:span text:style-name="T18">l igual que </text:span>page controllers<text:span text:style-name="T18">, los </text:span>controllers<text:span text:style-name="T18"> de AngularJS gestionan las interacciones de usuario, proveen y actualizan los modelos. </text:span><text:span text:style-name="T25">El modelo está unido a la vista </text:span><text:span text:style-name="T26">a</text:span><text:span text:style-name="T25"> través de $scope. </text:span><text:span text:style-name="T78">Mgechev</text:span></text:p>
      <text:p text:style-name="P67"/>
      <text:h text:style-name="P183" text:outline-level="2"><text:span text:style-name="T226">3</text:span><text:span text:style-name="T227">. </text:span><text:span text:style-name="T224">Observer</text:span></text:h>
      <text:h text:style-name="P177" text:outline-level="2"><text:span text:style-name="T107">El patrón </text:span><text:span text:style-name="T110">Observer</text:span><text:span text:style-name="T107"> es un patrón de diseño </text:span><text:span text:style-name="T110">software</text:span><text:span text:style-name="T107"> en el cual un objeto, llamado </text:span><text:span text:style-name="T110">subject</text:span><text:span text:style-name="T107">, mantiene una lista de sus dependencias, llamadas </text:span><text:span text:style-name="T110">observers</text:span><text:span text:style-name="T107">, y las notifica automáticamente en cualquier cambio d</text:span><text:span text:style-name="T108">e</text:span><text:span text:style-name="T107"> estado, normalmente utilizando uno de sus métodos.</text:span></text:h>
      <text:h text:style-name="P177" text:outline-level="2"/>
      <text:h text:style-name="P184" text:outline-level="2">Directives</text:h>
      <text:p text:style-name="P115"/>
      <text:h text:style-name="P130" text:outline-level="2"/>
      <text:h text:style-name="P194" text:outline-level="3"><text:soft-page-break/><text:span text:style-name="T221">D</text:span><text:span text:style-name="T223">ata-binding</text:span></text:h>
      <text:h text:style-name="P174" text:outline-level="2">Data binding <text:span text:style-name="T18">en </text:span>Angular<text:span text:style-name="T18"> es la sincronización entre el modelo y la vista.</text:span></text:h>
      <text:h text:style-name="P175" text:outline-level="2"><text:span text:style-name="T18">El </text:span>controller<text:span text:style-name="T18"> proporcionan comportamiento a través de $scope, mientras que {{}} s</text:span><text:span text:style-name="T33">e pueden utilizar </text:span><text:span text:style-name="T29">en el código HTML </text:span><text:span text:style-name="T33">para mostrar contenido del modelo en la vista. </text:span><text:span text:style-name="T28">O la </text:span><text:span text:style-name="T184">directive </text:span><text:span text:style-name="T28">ng-model </text:span><text:span text:style-name="T31">para asociar el modelo con la vista.</text:span></text:h>
      <text:h text:style-name="P176" text:outline-level="2"><text:span text:style-name="T18">Cuando la información en el modelo cambia, la vista refleja dicho cambio, y cuando la vista es modificada, el modelo se a</text:span><text:span text:style-name="T30">c</text:span><text:span text:style-name="T18">tualiza.</text:span></text:h>
      <text:h text:style-name="P133" text:outline-level="2"><text:span text:style-name="T18">Debida a la inmediata sincronización entre el modelo y la vista, el controlador puede estar completamente separado de la vista, y simplemente concentrarse en el modelo de datos. <text:s/></text:span><text:span text:style-name="T45">W3S Angular Data Binding</text:span></text:h>
      <text:h text:style-name="P131" text:outline-level="2">El <text:span text:style-name="T1">module</text:span> es el objeto de mayor nivel en Angular. Una aplicación angular es especificada por la directiva <text:span text:style-name="T1">ng-app</text:span> siempre correspondiente a un módulo.</text:h>
      <text:h text:style-name="P134" text:outline-level="2">Config<text:span text:style-name="T18"> es un objeto que configura la aplicación Angular, permite configurar las rutas (</text:span>routes<text:span text:style-name="T18">) necesarias en la SPA porque gestionan las </text:span>templates.<text:span text:style-name="T18"> </text:span><text:span text:style-name="T35">En Angular se empareja cada</text:span><text:span text:style-name="T235"> template </text:span><text:span text:style-name="T35">con un </text:span><text:span text:style-name="T235">controller</text:span><text:span text:style-name="T35">. </text:span><text:span text:style-name="T36">La &lt;view&gt; representa parte </text:span><text:span text:style-name="T233">front-end</text:span><text:span text:style-name="T36"> y el </text:span><text:span text:style-name="T233">controller</text:span><text:span text:style-name="T36"> y la </text:span><text:span text:style-name="T233">factory</text:span><text:span text:style-name="T36"> <text:s/>representan el </text:span><text:span text:style-name="T233">back-end</text:span><text:span text:style-name="T36">. $scope vive entre ambos, y Angular permite asegurar que ambos tengan la última versión de la aplicación. </text:span><text:span text:style-name="T34">El bucle de eventos y $scope permiten a angular </text:span><text:span text:style-name="T234">two way data binding</text:span><text:span text:style-name="T34">, y como resultado es que ya no es necesario acceder al DOM desde JavaScript. </text:span><text:span text:style-name="T47">PAISLEE</text:span></text:h>
      <text:h text:style-name="P178" text:outline-level="2"/>
      <text:h text:style-name="P195" text:outline-level="3">Dependency Injection</text:h>
      <text:p text:style-name="P52">Dependency injection<text:span text:style-name="T18"> permite obtener una instancia de las clases que se requieren y que una </text:span>factory<text:span text:style-name="T18"> o </text:span>injector<text:span text:style-name="T18"> te las prove</text:span><text:span text:style-name="T32">a</text:span><text:span text:style-name="T18"> </text:span><text:span text:style-name="T21">tanto en tiempo de compilación como en el de ejecución. </text:span><text:span text:style-name="T75">L</text:span><text:span text:style-name="T77">cita dzone</text:span></text:p>
      <text:h text:style-name="P173" text:outline-level="2">Dependency injection<text:span text:style-name="T18"> suele ser utilizado para evitar al patrón </text:span>Singleton<text:span text:style-name="T18">. </text:span><text:span text:style-name="T78">Mgechev</text:span></text:h>
      <text:p text:style-name="P100"/>
      <text:h text:style-name="P185" text:outline-level="2"><text:span text:style-name="T213">4</text:span><text:span text:style-name="T216">. </text:span><text:span text:style-name="T219">Factory </text:span><text:span text:style-name="T222">M</text:span><text:span text:style-name="T219">ethod</text:span></text:h>
      <text:h text:style-name="P137" text:outline-level="2"><text:span text:style-name="T232">Los propósitos del</text:span> patrón <text:span text:style-name="T1">Factory</text:span> <text:span text:style-name="T228">son:</text:span></text:h>
      <text:list xml:id="list801611646012337124" text:style-name="L4">
        <text:list-item>
          <text:h text:style-name="P138" text:outline-level="2">Crear objetos</text:h>
        </text:list-item>
      </text:list>
      <text:list xml:id="list8132316317927318380" text:style-name="L5">
        <text:list-item>
          <text:h text:style-name="P139" text:outline-level="2">Realiza operaciones repetitivas cuando se preparan objetos similares.</text:h>
        </text:list-item>
        <text:list-item>
          <text:h text:style-name="P140" text:outline-level="2">Ofrece que los consumidores de la Factory puedan crear objetos sin necesidad de conocer el tipo específico (de la clase) en tiempo de compilación. <text:span text:style-name="T86">C</text:span><text:span text:style-name="T85">ita </text:span><text:span text:style-name="T86">JavaScript Patterns - </text:span><text:span text:style-name="T87">Perdiz</text:span></text:h>
        </text:list-item>
      </text:list>
      <text:h text:style-name="P141" text:outline-level="2">El patrón <text:span text:style-name="T1">factory </text:span>provee una interfaz genérica para crear objetos, donde hay que <text:soft-page-break/>especificar el tipo de objeto <text:span text:style-name="T1">factory</text:span> que deseamos obtener. <text:span text:style-name="T90">Factory</text:span><text:span text:style-name="T91"> pattern</text:span></text:h>
      <text:h text:style-name="P142" text:outline-level="2">En AngularJS se hace por medio del <text:span text:style-name="T1">Factory Method. </text:span><text:span text:style-name="T89">Mgechev</text:span></text:h>
      <text:h text:style-name="P152" text:outline-level="2"/>
      <text:h text:style-name="P186" text:outline-level="2"><text:span text:style-name="T218">5</text:span><text:span text:style-name="T217">. </text:span><text:span text:style-name="T225">Proxy</text:span></text:h>
      <text:h text:style-name="P143" text:outline-level="2">En el patrón <text:span text:style-name="T1">proxy</text:span>, un objeto actúa como interfaz de otro objeto. <text:span text:style-name="T182">El </text:span><text:span text:style-name="T5">proxy</text:span><text:span text:style-name="T182"> se encuentra entre el cliente de un objeto y el objeto en sí, protegiendo el acceso a dicho objeto.</text:span></text:h>
      <text:h text:style-name="P144" text:outline-level="2"><text:span text:style-name="T183">Al tratarse de un </text:span><text:span text:style-name="T6">proxy </text:span><text:span text:style-name="T183">virtual solventa la problemática que existe si i</text:span>nicializar el sujeto real es costoso, y puede ocurrir que el cliente lo inicialice pero nunca llegue a usarlo. En este caso, el <text:span text:style-name="T1">proxy </text:span>puede ayudar siendo la interfaz del sujeto real. El <text:span text:style-name="T1">proxy</text:span> recibe la petición de inicialización, pero nunca lo pasa a no ser que realmente el sujeto real sea utilizado.</text:h>
      <text:h text:style-name="P150" text:outline-level="2"><text:span text:style-name="T173">La</text:span><text:span text:style-name="T171"> imagen </text:span><text:span text:style-name="T40">Ref. Imagen</text:span><text:span text:style-name="T171">, </text:span><text:span text:style-name="T173">muestra el posible escenario de cuando un cliente realiza una petición de inicialización y el proxy responde que todo está bien, pero realmente no pasa el mensaje, a no ser que sea obvio que el cliente necesite hacer algo con el sujeto. Sólo en ese caso, el </text:span><text:span text:style-name="T7">proxy</text:span><text:span text:style-name="T174"> le pasará ambos mensajes juntos. </text:span><text:span text:style-name="T42">Libro perdiz</text:span></text:h>
      <text:h text:style-name="P153" text:outline-level="2"/>
      <text:h text:style-name="P187" text:outline-level="2"/>
      <text:h text:style-name="P190" text:outline-level="2"><text:span text:style-name="T225">D</text:span><text:span text:style-name="T212">ata Mapper</text:span></text:h>
      <text:h text:style-name="P145" text:outline-level="2">Un <text:span text:style-name="T1">Data Mapper</text:span> es un<text:span text:style-name="T229">a capa de acceso a datos (</text:span><text:span text:style-name="T1">Data Access Layer</text:span><text:span text:style-name="T229">) que permite la transferencia bidireccional de datos entre el lugar de almacenamiento de los datos persistentes y la representación en memoria de esos datos, manteniéndolos independientes. </text:span><text:span text:style-name="T89">Mgechev</text:span></text:h>
      <text:h text:style-name="P146" text:outline-level="2">En Angular a través del módulo ngResource, nos permite realizar conexiones REST a nuestra API para enviar y recibir informaci<text:span text:style-name="T230">ón mediante el servicio $http. Sin embargo, los datos pasados desde el servidor se encuentran en un formato apropiado gracias a la librería Mongoose.</text:span></text:h>
      <text:h text:style-name="P147" text:outline-level="2">Mongoose proporciona por un lado el esquema que da formato a los datos obtenidos de la base de datos, y por otro lado, el acceso a los mismos. </text:h>
      <text:h text:style-name="P172" text:outline-level="2"/>
      <text:h text:style-name="P189" text:outline-level="2">API REST</text:h>
      <text:p text:style-name="P65">REST (Representational State Transfer) <text:span text:style-name="T249">es un estilo de arquitectura diseñado para sistemas distribuídos. No está estandarizado pero posee una serie de directivas, como permanecer sin estado, tener relaciones cliente-servidor y una interfaz uniforme. Suele estar relacionado con HTTP.</text:span></text:p>
      <text:p text:style-name="P64">Sus principios son:</text:p>
      <text:list xml:id="list8366057464759879980" text:style-name="L6">
        <text:list-item>
          <text:p text:style-name="P127">Expone recursos fácilmente con un directorio de URLs estructurado.</text:p>
        </text:list-item>
        <text:list-item>
          <text:p text:style-name="P128">Representa los <text:span text:style-name="T1">data </text:span><text:span text:style-name="T171">objects y atributos en</text:span> formato JSON o XML.</text:p>
        </text:list-item>
        <text:list-item>
          <text:p text:style-name="P129">Los mensajes utilizan <text:span text:style-name="T250">métodos HTTP explícitamente: GET, POST, PUT y DELETE.</text:span></text:p>
        </text:list-item>
        <text:list-item>
          <text:h text:style-name="P132" text:outline-level="2"><text:span text:style-name="T248">Protocolo cliente/servidor sin estado: C</text:span><text:span text:style-name="T247">ada petición HTTP contiene toda la información necesaria para ejecutarla, lo que permite que ni cliente ni servidor necesiten recordar ningún estado previo para satisfacerla.</text:span></text:h>
        </text:list-item>
      </text:list>
      <text:h text:style-name="P191" text:outline-level="2">SPA DIRECTORY STRUCTURE</text:h>
      <text:p text:style-name="P15">Es importante mantener una estructura de directorios y de código organizada, <text:span text:style-name="T139">pensando en el mantenimiento y en la escalabilidad de la aplicación. </text:span></text:p>
      <text:p text:style-name="P41">A continuación, se describen (por orden de aparición) los distintos directorios y ficheros que pertenecen a la estructura básica del proyecto:</text:p>
      <text:list xml:id="list1770509593791510507" text:style-name="L7">
        <text:list-item>
          <text:p text:style-name="P167">app</text:p>
        </text:list-item>
      </text:list>
      <text:p text:style-name="P16">Contiene la parte <text:span text:style-name="T1">frontend</text:span> de la aplicación.</text:p>
      <text:list xml:id="list224808523950073" text:continue-numbering="true" text:style-name="L7">
        <text:list-item>
          <text:p text:style-name="P168"><text:span text:style-name="T140">a</text:span>ssets</text:p>
        </text:list-item>
      </text:list>
      <text:p text:style-name="P17">Contiene algunos de los recursos de la aplicación.</text:p>
      <text:list xml:id="list224809230090302" text:continue-numbering="true" text:style-name="L7">
        <text:list-item>
          <text:p text:style-name="P168"><text:span text:style-name="T141">i</text:span>mages</text:p>
        </text:list-item>
      </text:list>
      <text:p text:style-name="P18">Contiene las imágenes utilizadas en la aplicación.</text:p>
      <text:list xml:id="list224808109829976" text:continue-numbering="true" text:style-name="L7">
        <text:list-item>
          <text:p text:style-name="P168"><text:span text:style-name="T142">j</text:span>avascript</text:p>
        </text:list-item>
      </text:list>
      <text:p text:style-name="P19">Contiene todos los archivos JavaScript de la parte <text:span text:style-name="T1">frontend</text:span> de la aplicación.</text:p>
      <text:list xml:id="list224809540622192" text:continue-numbering="true" text:style-name="L7">
        <text:list-item>
          <text:p text:style-name="P168">app.js</text:p>
        </text:list-item>
      </text:list>
      <text:p text:style-name="P20">Es nuestro fichero de inicio.</text:p>
      <text:list xml:id="list224808696452409" text:continue-numbering="true" text:style-name="L7">
        <text:list-item>
          <text:p text:style-name="P169"><text:span text:style-name="T143">c</text:span>ontrollers</text:p>
        </text:list-item>
      </text:list>
      <text:p text:style-name="P21">Contiene los <text:span text:style-name="T1">control</text:span><text:span text:style-name="T3">lers</text:span> de los <text:span text:style-name="T1">templates</text:span>.</text:p>
      <text:list xml:id="list224809461294323" text:continue-numbering="true" text:style-name="L7">
        <text:list-item>
          <text:p text:style-name="P169">routes.js</text:p>
        </text:list-item>
      </text:list>
      <text:p text:style-name="P22">Archivo <text:span text:style-name="T144">que determina </text:span>el enrutado de nuestra aplicación.</text:p>
      <text:list xml:id="list224807636759566" text:continue-numbering="true" text:style-name="L7">
        <text:list-item>
          <text:p text:style-name="P170">factories</text:p>
        </text:list-item>
      </text:list>
      <text:p text:style-name="P23">Contiene los <text:span text:style-name="T4">factories</text:span><text:span text:style-name="T1">.</text:span></text:p>
      <text:list xml:id="list224808968036574" text:continue-numbering="true" text:style-name="L7">
        <text:list-item>
          <text:p text:style-name="P169"><text:span text:style-name="T145">v</text:span>endor</text:p>
        </text:list-item>
      </text:list>
      <text:p text:style-name="P24">Contiene algunas librerías JavaScript utilizadas en la aplicación.</text:p>
      <text:list xml:id="list224809391594339" text:continue-numbering="true" text:style-name="L7">
        <text:list-item>
          <text:p text:style-name="P169"><text:span text:style-name="T146">s</text:span>emantic</text:p>
        </text:list-item>
      </text:list>
      <text:p text:style-name="P25">Contiene todos los archivos del paquete semantic-ui.</text:p>
      <text:list xml:id="list224809196226411" text:continue-numbering="true" text:style-name="L7">
        <text:list-item>
          <text:p text:style-name="P169"><text:span text:style-name="T147">s</text:span>tyles</text:p>
        </text:list-item>
      </text:list>
      <text:p text:style-name="P26">Contiene algunas librerías CSS utilizadas en la aplicación.</text:p>
      <text:list xml:id="list224808717013641" text:continue-numbering="true" text:style-name="L7">
        <text:list-item>
          <text:p text:style-name="P169"><text:span text:style-name="T148">t</text:span>emplates</text:p>
        </text:list-item>
      </text:list>
      <text:p text:style-name="P27">Contiene los <text:span text:style-name="T1">templates </text:span>de la aplicación.</text:p>
      <text:list xml:id="list224809301182653" text:continue-numbering="true" text:style-name="L7">
        <text:list-item>
          <text:p text:style-name="P169"><text:span text:style-name="T148">v</text:span>iews</text:p>
        </text:list-item>
      </text:list>
      <text:p text:style-name="P28"><text:soft-page-break/>Contiene la <text:span text:style-name="T1">view</text:span> de nuestra aplicación.</text:p>
      <text:list xml:id="list224809227214365" text:continue-numbering="true" text:style-name="L7">
        <text:list-item>
          <text:p text:style-name="P169">app.js</text:p>
        </text:list-item>
      </text:list>
      <text:p text:style-name="P29">Archivo de <text:span text:style-name="T149">configuración del </text:span>arranque del servidor.</text:p>
      <text:list xml:id="list224808294438314" text:continue-numbering="true" text:style-name="L7">
        <text:list-item>
          <text:p text:style-name="P171">node_modules</text:p>
        </text:list-item>
      </text:list>
      <text:p text:style-name="P30">Contiene todos los paquetes Node.js utilizados en la aplicación.</text:p>
      <text:list xml:id="list224807649990169" text:continue-numbering="true" text:style-name="L7">
        <text:list-item>
          <text:p text:style-name="P171">npm-shrinkwrap.json</text:p>
        </text:list-item>
      </text:list>
      <text:p text:style-name="P31">Archivo que <text:span text:style-name="T151">mantiene </text:span>un registro de versiones <text:span text:style-name="T150">de los paquetes.</text:span> </text:p>
      <text:list xml:id="list224807976700388" text:continue-numbering="true" text:style-name="L7">
        <text:list-item>
          <text:p text:style-name="P171">package.json</text:p>
        </text:list-item>
      </text:list>
      <text:p text:style-name="P32">Archivo que mantiene una lista de los paquetes de los que depende la aplicación.</text:p>
      <text:list xml:id="list224809546026710" text:continue-numbering="true" text:style-name="L7">
        <text:list-item>
          <text:p text:style-name="P171">README.md</text:p>
        </text:list-item>
      </text:list>
      <text:p text:style-name="P33">Archivo <text:span text:style-name="T152">que describe brevemente </text:span>la aplicación.</text:p>
      <text:list xml:id="list224807654797278" text:continue-numbering="true" text:style-name="L7">
        <text:list-item>
          <text:p text:style-name="P171">semantic.json</text:p>
        </text:list-item>
      </text:list>
      <text:p text:style-name="P63"><text:span text:style-name="T153">Archivo que contiene</text:span> configuraciones de compilación para <text:span text:style-name="T154">G</text:span>ulp.</text:p>
      <text:list xml:id="list224808668263335" text:continue-numbering="true" text:style-name="L7">
        <text:list-item>
          <text:p text:style-name="P171"><text:span text:style-name="T155">se</text:span>rver</text:p>
        </text:list-item>
      </text:list>
      <text:p text:style-name="P34">Contiene la parte <text:span text:style-name="T1">backend </text:span>de la aplicación.</text:p>
      <text:list xml:id="list224808047513435" text:continue-numbering="true" text:style-name="L7">
        <text:list-item>
          <text:p text:style-name="P171"><text:span text:style-name="T156">c</text:span>onfig</text:p>
        </text:list-item>
      </text:list>
      <text:p text:style-name="P35">Contiene ficheros de configuración de la aplicación.</text:p>
      <text:list xml:id="list224807710858929" text:continue-numbering="true" text:style-name="L7">
        <text:list-item>
          <text:p text:style-name="P171">expressConfig.js</text:p>
        </text:list-item>
      </text:list>
      <text:p text:style-name="P36">Archivo que contiene configuración de Express.js.</text:p>
      <text:list xml:id="list224808471476650" text:continue-numbering="true" text:style-name="L7">
        <text:list-item>
          <text:p text:style-name="P171"><text:span text:style-name="T157">m</text:span>odels</text:p>
        </text:list-item>
      </text:list>
      <text:p text:style-name="P37">Contiene los <text:span text:style-name="T1">models</text:span> de la aplicación.</text:p>
      <text:list xml:id="list224808490165847" text:continue-numbering="true" text:style-name="L7">
        <text:list-item>
          <text:p text:style-name="P171"><text:span text:style-name="T158">r</text:span>outes</text:p>
        </text:list-item>
      </text:list>
      <text:p text:style-name="P38"><text:span text:style-name="T160">Contiene</text:span> las rutas <text:span text:style-name="T159">API REST de la aplicación.</text:span></text:p>
      <text:list xml:id="list224808592495645" text:continue-numbering="true" text:style-name="L7">
        <text:list-item>
          <text:p text:style-name="P171">routes.js</text:p>
        </text:list-item>
      </text:list>
      <text:p text:style-name="P39">Archivo <text:span text:style-name="T161">que configura los módulos y enrutamiento de la aplicación.</text:span></text:p>
      <text:p text:style-name="P14"/>
      <text:p text:style-name="P13">.</text:p>
      <text:p text:style-name="P13">├── app</text:p>
      <text:p text:style-name="P13">│   ├── assets</text:p>
      <text:p text:style-name="P13"><text:soft-page-break/>│   │   ├── images</text:p>
      <text:p text:style-name="P13">│   │   ├── javascript</text:p>
      <text:p text:style-name="P13">│   │   │   ├── app.js</text:p>
      <text:p text:style-name="P13">│   │   │   ├── controllers</text:p>
      <text:p text:style-name="P13">│   │   │   ├── routes.js</text:p>
      <text:p text:style-name="P13">│   │   │   ├── <text:span text:style-name="T166">factories</text:span></text:p>
      <text:p text:style-name="P13">│   │   │   └── vendor</text:p>
      <text:p text:style-name="P13">│   │   ├── semantic</text:p>
      <text:p text:style-name="P13">│   │   ├── styles</text:p>
      <text:p text:style-name="P13">│   │   └── templates</text:p>
      <text:p text:style-name="P13">│   └── views</text:p>
      <text:p text:style-name="P13">├── app.js</text:p>
      <text:p text:style-name="P13">├── node_modules</text:p>
      <text:p text:style-name="P13">├── npm-shrinkwrap.json</text:p>
      <text:p text:style-name="P13">├── package.json</text:p>
      <text:p text:style-name="P13">├── README.md</text:p>
      <text:p text:style-name="P13">├── semantic.json</text:p>
      <text:p text:style-name="P13">└── server</text:p>
      <text:p text:style-name="P13"><text:s text:c="4"/>├── config</text:p>
      <text:p text:style-name="P13"><text:s text:c="4"/>├── expressConfig.js</text:p>
      <text:p text:style-name="P13"><text:s text:c="4"/>├── models</text:p>
      <text:p text:style-name="P13"><text:s text:c="4"/>├── routes</text:p>
      <text:p text:style-name="P13"><text:s text:c="4"/>└── routes.js</text:p>
      <text:h text:style-name="P192" text:outline-level="2">FUENTES</text:h>
      <text:p text:style-name="P61">Learning Single-page Web Application Development</text:p>
      <text:p text:style-name="P62"><text:a xlink:type="simple" xlink:href="https://www.w3schools.com/angular/angular_databinding.asp">https://www.w3schools.com/angular/angular_databinding.asp</text:a></text:p>
      <text:p text:style-name="P70"><text:a xlink:type="simple" xlink:href="http://disi.unal.edu.co/dacursci/sistemasycomputacion/docs/SWEBOK/Systems%20Engineering%20-%20EAA%20-%20Patterns%20of%20Enterprise%20Application%20Architecture%20-%20Addison%20Wesley.pdf">http://disi.unal.edu.co/dacursci/sistemasycomputacion/docs/SWEBOK/Systems%20Engineering%20-%20EAA%20-%20Patterns%20of%20Enterprise%20Application%20Architecture%20-%20Addison%20Wesley.pdf</text:a></text:p>
      <text:p text:style-name="P71"><text:a xlink:type="simple" xlink:href="https://dzone.com/articles/dependency-injection-0">https://dzone.com/articles/dependency-injection-0</text:a></text:p>
      <text:p text:style-name="P72"><text:a xlink:type="simple" xlink:href="http://sd.blackball.lv/library/JavaScript_Patterns_%282010%29.pdf">http://sd.blackball.lv/library/JavaScript_Patterns_%282010%29.pdf</text:a></text:p>
      <text:p text:style-name="P73"><text:a xlink:type="simple" xlink:href="https://developer.mozilla.org/es/docs/Web/JavaScript/Guide/Details_of_the_Object_Model">https://developer.mozilla.org/es/docs/Web/JavaScript/Guide/Details_of_the_Object_Model</text:a></text:p>
      <text:p text:style-name="P74"><text:a xlink:type="simple" xlink:href="https://github.com/mgechev/angularjs-in-patterns"><text:span text:style-name="T179">https://github.com/mgechev/angularjs-in-patterns</text:span></text:a></text:p>
      <text:p text:style-name="P87"><text:a xlink:type="simple" xlink:href="https://msdn.microsoft.com/en-us/library/ff649595.aspx">https://msdn.microsoft.com/en-us/library/ff649595.aspx</text:a></text:p>
      <text:p text:style-name="P98"><text:a xlink:type="simple" xlink:href="https://www.slideshare.net/ranm8/how-angularjs-embraced">https://www.slideshare.net/ranm8/how-angularjs-embraced</text:a></text:p>
      <text:p text:style-name="P66"><text:a xlink:type="simple" xlink:href="http://ieeexplore.ieee.org/xpls/icp.jsp?arnumber=7321196">http://ieeexplore.ieee.org/xpls/icp.jsp?arnumber=7321196</text:a> </text:p>
      <text:p text:style-name="P113"><text:a xlink:type="simple" xlink:href="https://books.google.es/books?hl=es&amp;lr=&amp;id=L46fX62D5qYC&amp;oi=fnd&amp;pg=PR3&amp;dq=factory+pattern+javascript&amp;ots=Tor45lV_db&amp;sig=NfM1-1g-rK4OKF6XvKrP_CvFCdg#v=onepage&amp;q=factory&amp;f=false">https://books.google.es/books?hl=es&amp;lr=&amp;id=L46fX62D5qYC&amp;oi=fnd&amp;pg=PR3&amp;dq=factory+pattern+javascript&amp;ots=Tor45lV_db&amp;sig=NfM1-1g-rK4OKF6XvKrP_CvFCdg#v=onepage&amp;q=factory&amp;f=false</text:a> <text:span text:style-name="T231">FACTORY PATTERN</text:span></text:p>
      <text:p text:style-name="P114"><text:a xlink:type="simple" xlink:href="http://paislee.io/a-conceptual-introduction-to-angularjs/">http://paislee.io/a-conceptual-introduction-to-angularjs/</text:a> </text:p>
      <text:p text:style-name="P3"><text:a xlink:type="simple" xlink:href="https://developer.mozilla.org/es/docs/Web/JavaScript/Guide/Usar_promesas"><text:span text:style-name="T18">https://developer.mozilla.org/es/docs/Web/JavaScript/Guide/Usar_promesas</text:span></text:a><text:span text:style-name="T18"> (Promise)</text:span></text:p>
      <text:p text:style-name="P4"><text:a xlink:type="simple" xlink:href="https://developer.mozilla.org/es/docs/Web/JavaScript/Referencia/Objetos_globales/Promise"><text:span text:style-name="T18">https://developer.mozilla.org/es/docs/Web/JavaScript/Referencia/Objetos_globales/Promise</text:span></text:a><text:span text:style-name="T18"> </text:span><text:span text:style-name="T38">(Promise objeto)</text:span></text:p>
      <text:p text:style-name="P5"><text:a xlink:type="simple" xlink:href="https://rlbisbe.net/2015/04/26/explicando-promises-de-javascript-con-un-ejemplo-simple/"><text:span text:style-name="T38">https://rlbisbe.net/2015/04/26/explicando-promises-de-javascript-con-un-ejemplo-simple/</text:span></text:a><text:span text:style-name="T38"> </text:span><text:span text:style-name="T39">(Promise sol callback hell)</text:span></text:p>
      <text:p text:style-name="P6"><text:a xlink:type="simple" xlink:href="https://bbvaopen4u.com/es/actualidad/api-rest-que-es-y-cuales-son-sus-ventajas-en-el-desarrollo-de-proyectos"><text:span text:style-name="T251">https://bbvaopen4u.com/es/actualidad/api-rest-que-es-y-cuales-son-sus-ventajas-en-el-desarrollo-de-proyectos</text:span></text:a><text:span text:style-name="T251"> </text:span></text:p>
      <text:p text:style-name="P148"><text:a xlink:type="simple" xlink:href="https://spring.io/understanding/REST">https://spring.io/understanding/REST</text:a></text:p>
      <text:p text:style-name="P121">MIRAR CON CALMA EN CUANTO ASIMILE ALGO LA INFORMACIÓN</text:p>
      <text:p text:style-name="P116"><text:a xlink:type="simple" xlink:href="https://programmaticponderings.com/tag/restful/"><text:span text:style-name="T102">https://programmaticponderings.com/tag/restful/</text:span></text:a><text:span text:style-name="T106"> </text:span><text:span text:style-name="T109">(</text:span><text:a xlink:type="simple" xlink:href="https://programmaticponderings.com/2015/05/18/building-a-microservices-based-rest-api-with-restexpress-java-and-mongodb-part-1/"><text:span text:style-name="T111">Building a Microservices-based REST API with RestExpress, Java EE, and MongoDB: Part 1</text:span></text:a><text:span text:style-name="T112">) – </text:span><text:span text:style-name="T113">MUY IMPORTANTE: DIAGRAMA UML 1</text:span></text:p>
      <text:p text:style-name="P97"><text:a xlink:type="simple" xlink:href="https://programmaticponderings.com/2015/01/06/calling-third-party-web-apis-from-the-mean-stack/">https://programmaticponderings.com/2015/01/06/calling-third-party-web-apis-from-the-mean-stack/</text:a><text:span text:style-name="T115"> </text:span><text:span text:style-name="T114">(</text:span><text:span text:style-name="T116">Calling Third-Party HTTP-based RESTful APIs from the MEAN Stack</text:span><text:span text:style-name="T117">) – </text:span><text:span text:style-name="T118">MUY IMPORTANTE: DIAGRAMA UML 2</text:span></text:p>
      <text:p text:style-name="P179"><text:a xlink:type="simple" xlink:href="https://www.google.es/imgres?imgurl=http%3A%2F%2Fwww.excelptp.com%2Fwp-content%2Fuploads%2F2016%2F03%2FAnguarJs-RequireJs-Grunt-and-Bower.png&amp;imgrefurl=http%3A%2F%2Fwww.excelptp.com%2Ftag%2Fangularjs-fresher-training&amp;docid=xWlVBKMkhde3nM&amp;tbnid=EnAqYfloPyP_WM%3A&amp;vet=10ahUKEwj7iYLQh-fYAhWG1RQKHWDADzAQMwihAShZMFk..i&amp;w=960&amp;h=540&amp;bih=678&amp;biw=1299&amp;q=angular%20diagram%20angular&amp;ved=0ahUKEwj7iYLQh-fYAhWG1RQKHWDADzAQMwihAShZMFk&amp;iact=mrc&amp;uact=8#h=540&amp;imgdii=ls70h8kjxzNtWM:&amp;vet=10ahUKEwj7iYLQh-fYAhWG1RQKHWDADzAQMwihAShZMFk..i&amp;w=960">https://www.google.es/imgres?imgurl=http%3A%2F%2Fwww.excelptp.com%2Fwp-content%2Fuploads%2F2016%2F03%2FAnguarJs-RequireJs-Grunt-and-Bower.png&amp;imgrefurl=http%3A%2F%2Fwww.excelptp.com%2Ftag%2Fangularjs-fresher-training&amp;docid=xWlVBKMkhde3nM&amp;tbnid=EnAqYfloPyP_WM%3A&amp;vet=10ahUKEwj7iYLQh-fYAhWG1RQKHWDADzAQMwihAShZMFk..i&amp;w=960&amp;h=540&amp;bih=678&amp;biw=1299&amp;q=angular%20diagram%20angular&amp;ved=0ahUKEwj7iYLQh-fYAhWG1RQKHWDADzAQMwihAShZMFk&amp;iact=mrc&amp;uact=8#h=540&amp;imgdii=ls70h8kjxzNtWM:&amp;vet=10ahUKEwj7iYLQh-fYAhWG1RQKHWDADzAQMwihAShZMFk..i&amp;w=960</text:a><text:span text:style-name="T120"> </text:span><text:span text:style-name="T119">(</text:span><text:span text:style-name="T123">class diagram that captures the basic model of an Angular application. - </text:span><text:span text:style-name="T125">Por si hay que dibujarlo o explicarlo</text:span><text:span text:style-name="T124">)</text:span></text:p>
      <text:p text:style-name="P149"><text:a xlink:type="simple" xlink:href="https://riull.ull.es/xmlui/bitstream/handle/915/5858/Inforestal.pdf?sequence=1">https://riull.ull.es/xmlui/bitstream/handle/915/5858/Inforestal.pdf?sequence=1</text:a><text:span text:style-name="T124"> </text:span></text:p>
      <text:p text:style-name="P119">REVISADAS</text:p>
      <text:p text:style-name="P69"><text:a xlink:type="simple" xlink:href="http://ima.udg.edu/~sellares/EINF-ES1/MVC-Toni.pdf"><text:span text:style-name="T185">http://ima.udg.edu/~sellares/EINF-ES1/MVC-Toni.pdf</text:span></text:a><text:span text:style-name="T185"> </text:span><text:span text:style-name="T186">(EJEMPLO QUE HAY EN EL DP)</text:span></text:p>
      <text:p text:style-name="P89"><text:a xlink:type="simple" xlink:href="https://addyosmani.com/resources/essentialjsdesignpatterns/book/#detailmvc"><text:span text:style-name="T185">https://addyosmani.com/resources/essentialjsdesignpatterns/book/#detailmvc</text:span></text:a><text:span text:style-name="T185"> </text:span><text:span text:style-name="T187">(LIBRO PATRONES JAVASCRIPT)</text:span></text:p>
      <text:p text:style-name="P88"><text:a xlink:type="simple" xlink:href="https://docs.angularjs.org/guide/introduction">https://docs.angularjs.org/guide/introduction</text:a><text:span text:style-name="T92"> </text:span><text:span text:style-name="T93">(</text:span><text:span text:style-name="T188">EL DE ARRIBA ES DE ANGULAR CON DIAGRAMAS – Mentira; Info Angular)</text:span></text:p>
      <text:p text:style-name="P91"><text:a xlink:type="simple" xlink:href="https://msdn.microsoft.com/en-us/library/ff649595.aspx"><text:span text:style-name="T185">https://msdn.microsoft.com/en-us/library/ff649595.aspx</text:span></text:a><text:span text:style-name="T185"> (PAGE CONTROLLER – Muy interesa</text:span><text:span text:style-name="T189">n</text:span><text:span text:style-name="T185">te)</text:span></text:p>
      <text:p text:style-name="P90"><text:a xlink:type="simple" xlink:href="http://trochette.github.io/Angular-Design-Patterns-Best-Practices/#/code_organization"><text:span text:style-name="T185">http://trochette.github.io/Angular-Design-Patterns-Best-Practices/#/code_organization</text:span></text:a><text:span text:style-name="T185"> </text:span><text:span text:style-name="T190">(GUÍA DE BUENAS PRÁCTICAS ANGULARJS – </text:span><text:span text:style-name="T191">ASPECTO PROFESIONAL/MODULAR/LIMPIO/ESCALABLE</text:span><text:span text:style-name="T190">)</text:span></text:p>
      <text:p text:style-name="P92"><text:a xlink:type="simple" xlink:href="http://cliffmeyers.com/blog/2013/4/21/code-organization-angularjs-javascript"><text:span text:style-name="T190">http://cliffmeyers.com/blog/2013/4/21/code-organization-angularjs-javascript</text:span></text:a><text:span text:style-name="T190"> </text:span><text:span text:style-name="T192">(CÓMO ORGANIZAR EL CÓDIGO ANGULAR)</text:span></text:p>
      <text:p text:style-name="P93"><text:a xlink:type="simple" xlink:href="https://stackoverflow.com/questions/4488481/how-to-show-dependency-injection-on-a-uml-class-diagram">https://stackoverflow.com/questions/4488481/how-to-show-dependency-injection-on-a-uml-class-diagram</text:a> (CÓMO INSERTAR GRÁFICAMENTE LAS DEPENDENCY INJECTION EN UN DIAGRAMA UML)</text:p>
      <text:p text:style-name="P94"><text:a xlink:type="simple" xlink:href="https://www.google.es/imgres?imgurl=http%3A%2F%2Fpaislee.io%2Fcontent%2Fimages%2F2014%2FAug%2Fangular_object_diagram.png&amp;imgrefurl=http%3A%2F%2Fpaislee.io%2Fa-conceptual-introduction-to-angularjs%2F&amp;docid=XFTJhfD_1aixhM&amp;tbnid=CJvG5OwqLkANFM%3A&amp;vet=10ahUKEwjBj-7xj-TYAhXFOhQKHX7QANIQMwhEKAYwBg..i&amp;w=844&amp;h=559&amp;bih=629&amp;biw=1299&amp;q=how%20angular%20represents%20dependency%20injection%20diagram&amp;ved=0ahUKEwjBj-7xj-TYAhXFOhQKHX7QANIQMwhEKAYwBg&amp;iact=mrc&amp;uact=8">https://www.google.es/imgres?imgurl=http%3A%2F%2Fpaislee.io%2Fcontent%2Fimages%2F2014%2FAug%2Fangular_object_diagram.png&amp;imgrefurl=http%3A%2F%2Fpaislee.io%2Fa-conceptual-introduction-to-angularjs%2F&amp;docid=XFTJhfD_1aixhM&amp;tbnid=CJvG5OwqLkANFM%3A&amp;vet=10ahUKEwjBj-7xj-TYAhXFOhQKHX7QANIQMwhEKAYwBg..i&amp;w=844&amp;h=559&amp;bih=629&amp;biw=1299&amp;q=how%20angular%20represents%20dependency%20injection%20diagram&amp;ved=0ahUKEwjBj-7xj-TYAhXFOhQKHX7QANIQMwhEKAYwBg&amp;iact=mrc&amp;uact=8</text:a> <text:span text:style-name="T195">(ELEMENTOS ANGULAR)</text:span></text:p>
      <text:p text:style-name="P95"><text:a xlink:type="simple" xlink:href="https://www.slideshare.net/beautifulcode/dependency-injection-37852044">https://www.slideshare.net/beautifulcode/dependency-injection-37852044</text:a> <text:span text:style-name="T196">(DEPENDENCY INJECTION – SIN RELEVANCIA)</text:span></text:p>
      <text:p text:style-name="P96"><text:a xlink:type="simple" xlink:href="https://www.google.es/search?biw=1299&amp;bih=629&amp;tbm=isch&amp;sa=1&amp;ei=TvNhWtrOIozzUIuJseAH&amp;q=%24scope+diagram+angular&amp;oq=%24scope+diagram+angular&amp;gs_l=psy-ab.3...44952.49924.0.50143.20.13.0.0.0.0.0.0..0.0....0...1c.1.64.psy-ab..20.0.0....0.McZf7pRmv0I#imgrc=m3DiXXXyA1oOhM">https://www.google.es/search?biw=1299&amp;bih=629&amp;tbm=isch&amp;sa=1&amp;ei=TvNhWtrOIozzUIuJseAH&amp;q=%24scope+diagram+angular&amp;oq=%24scope+diagram+angular&amp;gs_l=psy-ab.3...44952.49924.0.50143.20.13.0.0.0.0.0.0..0.0....0...1c.1.64.psy-ab..20.0.0....0.McZf7pRmv0I#imgrc=m3DiXXXyA1oOhM</text:a>: <text:span text:style-name="T197">(HERENCIA SCOPE)</text:span></text:p>
      <text:p text:style-name="P10"><text:a xlink:type="simple" xlink:href="http://www.objectplayground.com/"><text:span text:style-name="T185">http://www.objectplayground.com/</text:span></text:a><text:span text:style-name="T185"> </text:span><text:span text:style-name="T193">(Para representar funciones JavaScript)</text:span></text:p>
      <text:p text:style-name="P43"><text:a xlink:type="simple" xlink:href="https://riunet.upv.es/bitstream/handle/10251/93791/REQUENI%20-%20Enriquecimiento%20de%20Datos%20Abiertos.%20Desarrollo%20de%20una%20Aplicación%20para%20gestionar%20y%20mejora....pdf?sequence=1&amp;isAllowed=y"><text:span text:style-name="T236">https://riunet.upv.es/bitstream/handle/10251/93791/REQUENI%20-%20Enriquecimiento%20de%20Datos%20Abiertos.%20Desarrollo%20de%20una%20Aplicaci%C3%B3n%20para%20gestionar%20y%20mejora....pdf?sequence=1&amp;isAllowed=y</text:span></text:a><text:span text:style-name="T236"> (TSG STACKMEAN – P.46; ARQUITECTURA; P-51, DIAGRAMA CLASES; P-61 CIFRADO BCRYPT; P-64, NODEMAILER) (No tan interesante como prometía...)</text:span></text:p>
      <text:p text:style-name="P44"><text:a xlink:type="simple" xlink:href="http://bedford-computing.co.uk/learning/javascript/angular-js/">http://bedford-computing.co.uk/learning/javascript/angular-js/</text:a> <text:span text:style-name="T237">(Cómo se </text:span><text:soft-page-break/><text:span text:style-name="T237">relacionan Ctrls y Factories; MUY BUENOS EJEMPLOS Y GRÁFICOS PARA EXPLICAR CÓMO FUNCIONA TODO; LA BIBLIA DE ANGULAAAAAAAR)</text:span></text:p>
      <text:p text:style-name="P45"><text:a xlink:type="simple" xlink:href="http://mrbool.com/emberjs-exploring-the-component-framework-for-web-apps/31822"><text:span text:style-name="T237">http://mrbool.com/emberjs-exploring-the-component-framework-for-web-apps/31822</text:span></text:a><text:span text:style-name="T237"> (Ejemplo de cómo el ngRoute asocia template y controller)</text:span></text:p>
      <text:p text:style-name="P46"><text:a xlink:type="simple" xlink:href="https://dzone.com/articles/dependency-injection-0"><text:span text:style-name="T238">https://dzone.com/articles/dependency-injection-0</text:span></text:a><text:span text:style-name="T238"> (Diagrama Dependency Injection)</text:span></text:p>
      <text:p text:style-name="P53"><text:a xlink:type="simple" xlink:href="https://en.wikipedia.org/wiki/Dependency_injection">https://en.wikipedia.org/wiki/Dependency_injection</text:a><text:span text:style-name="T103"> </text:span><text:span text:style-name="T104">(UML Class Diagram y Secuence Diagram)</text:span></text:p>
      <text:p text:style-name="P54"><text:a xlink:type="simple" xlink:href="https://www.google.es/search?q=angular+router+diagram&amp;source=lnms&amp;tbm=isch&amp;sa=X&amp;ved=0ahUKEwjs0JH0j-TYAhWERhQKHQmYBX0Q_AUICigB&amp;biw=1299&amp;bih=629#imgrc=C9M9H63BlqAMrM">https://www.google.es/search?</text:a><text:a xlink:type="simple" xlink:href="https://www.google.es/search?q=angular+router+diagram&amp;source=lnms&amp;tbm=isch&amp;sa=X&amp;ved=0ahUKEwjs0JH0j-TYAhWERhQKHQmYBX0Q_AUICigB&amp;biw=1299&amp;bih=629#imgrc=C9M9H63BlqAMrM">q=angular+router+diagram&amp;source=lnms&amp;tbm=isch&amp;sa=X&amp;ved=0ahUKEwjs0JH0j-TYAhWERhQKHQmYBX0Q_AUICigB&amp;biw=1299&amp;bih=629#imgrc=C9M9H63BlqAMrM</text:a><text:span text:style-name="T104">: </text:span><text:span text:style-name="T105">(LOCATION Y ROUTE – Diagrama Cómo funciona)</text:span></text:p>
      <text:p text:style-name="P55"><text:a xlink:type="simple" xlink:href="https://github.com/dotJEM/angular-routing/wiki/State-provider---views">https://github.com/dotJEM/angular-routing/wiki/State-provider---views</text:a><text:span text:style-name="T105"> (Angular WiKi)</text:span></text:p>
      <text:p text:style-name="P56"><text:a xlink:type="simple" xlink:href="http://www.admiraalit.nl/admiraal/Technical-Design-For-AngularJS-Apps.pdf">http://www.admiraalit.nl/admiraal/Technical-Design-For-AngularJS-Apps.pdf</text:a><text:span text:style-name="T105"> </text:span><text:span text:style-name="T121">(CÓMO REPRESENTAR ANGULAR EN UML DE FORMA TÉCNICA: </text:span><text:span text:style-name="T122">Muy interesante</text:span><text:span text:style-name="T121">)</text:span></text:p>
      <text:p text:style-name="P57"><text:a xlink:type="simple" xlink:href="https://www.google.es/imgres?imgurl=https%3A%2F%2Fwalkingtree.tech%2Fwp-content%2Fuploads%2F2016%2F09%2Fangular2-architecture.png&amp;imgrefurl=https%3A%2F%2Fwalkingtree.tech%2Ftop-5-reasons-why-one-must-migrate-to-angular-2%2F&amp;docid=J1cXTMyuAr7_CM&amp;tbnid=FFRvHRCUoDDK7M%3A&amp;vet=10ahUKEwjq2sCyiOfYAhUBaRQKHdJTASc4ZBAzCAMoATAB..i&amp;w=1169&amp;h=671&amp;bih=678&amp;biw=1299&amp;q=angular%20diagram%20angular&amp;ved=0ahUKEwjq2sCyiOfYAhUBaRQKHdJTASc4ZBAzCAMoATAB&amp;iact=mrc&amp;uact=8#h=671&amp;imgdii=FFRvHRCUoDDK7M:&amp;vet=10ahUKEwjq2sCyiOfYAhUBaRQKHdJTASc4ZBAzCAMoATAB..i&amp;w=1169">https://www.google.es/imgres?imgurl=https%3A%2F%2Fwalkingtree.tech%2Fwp-content%2Fuploads%2F2016%2F09%2Fangular2-architecture.png&amp;imgrefurl=https%3A%2F%2Fwalkingtree.tech%2Ftop-5-reasons-why-one-must-migrate-to-angular-2%2F&amp;docid=J1cXTMyuAr7_CM&amp;tbnid=FFRvHRCUoDDK7M%3A&amp;vet=10ahUKEwjq2sCyiOfYAhUBaRQKHdJTASc4ZBAzCAMoATAB..i&amp;w=1169&amp;h=671&amp;bih=678&amp;biw=1299&amp;q=angular%20diagram%20angular&amp;ved=0ahUKEwjq2sCyiOfYAhUBaRQKHdJTASc4ZBAzCAMoATAB&amp;iact=mrc&amp;uact=8#h=671&amp;imgdii=FFRvHRCUoDDK7M:&amp;vet=10ahUKEwjq2sCyiOfYAhUBaRQKHdJTASc4ZBAzCAMoATAB..i&amp;w=1169</text:a><text:span text:style-name="T121"> (CÓMO SE RELACIONAN LOS ELEMENTOS DE LA APLICACIÓN)</text:span></text:p>
      <text:p text:style-name="P58"><text:a xlink:type="simple" xlink:href="https://blog.petrockblock.com/2015/12/05/getting-to-know-the-mean-stack-with-a-latex-web-application/">https://blog.petrockblock.com/2015/12/05/getting-to-know-the-mean-stack-with-a-latex-web-application/</text:a><text:span text:style-name="T121"> </text:span><text:span text:style-name="T126">(EXAMPLE MORE DETAILED)</text:span></text:p>
      <text:p text:style-name="P59"><text:a xlink:type="simple" xlink:href="https://repositorio.unican.es/xmlui/bitstream/handle/10902/9193/Lavid%20Gutierrez%20Victor.pdf?sequence=1">https://repositorio.unican.es/xmlui/bitstream/handle/10902/9193/Lavid%20Gutierrez%20Victor.pdf?sequence=1</text:a><text:span text:style-name="T126"> (TFG UNI MONGOOSE)</text:span></text:p>
      <text:p text:style-name="P60"><text:a xlink:type="simple" xlink:href="https://www.ibm.com/developerworks/library/wa-mean1/index.html">https://www.ibm.com/developerworks/library/wa-mean1/index.html</text:a><text:span text:style-name="T126"> (MUY BUEN RESUMEN DE MEAN STACK, SU INSTALACIÓN Y PARTICULARIDADES VARIAS – </text:span><text:span text:style-name="T127">IBM</text:span><text:span text:style-name="T126">)</text:span></text:p>
      <text:p text:style-name="P120">ANGULAR JS</text:p>
      <text:p text:style-name="P75">Angular es un <text:span text:style-name="T1">framework </text:span>de lado cliente para MVC/MVVM en JavaScript. <text:span text:style-name="T138">El estándar adoptado es muy cercano al patrón MVVM y es muy robusto y adecuado para SPA.</text:span></text:p>
      <text:p text:style-name="P82"/>
      <text:p text:style-name="P82">NODE </text:p>
      <text:p text:style-name="P82">1. require()</text:p>
      <text:p text:style-name="P76">Permite incluir <text:span text:style-name="T1">modules</text:span> existentes en archivos separados.</text:p>
      <text:p text:style-name="P83">2. Node <text:span text:style-name="T1">modules</text:span></text:p>
      <text:p text:style-name="P77">Los módulos permiten incluir librerías externas, como librerías de acceso a bases de datos, de autenticación, o para organizar el código en partes separadas con responsabilidades limitadas.</text:p>
      <text:p text:style-name="P78">Para exportar un item de un archivo, se utiliza module.exports</text:p>
      <text:p text:style-name="P78"/>
      <text:p text:style-name="P84">EXPRESS JS</text:p>
      <text:p text:style-name="P79">Express es un <text:span text:style-name="T1">framework</text:span> para construir aplicaciones web con Node. <text:span text:style-name="T162">Nos proporciona características robustas como las SPA, la RESTful API, y el MEAN stack.</text:span></text:p>
      <text:p text:style-name="P80">Express sigue buenas prácticas de desarrollo,una arquitectura RESTful que utiliza los métodos del protocolo HTPP (como GET, POST, PUT y DELETE) <text:span text:style-name="T164">y</text:span> <text:span text:style-name="T163">tiene una potente gestión del enturamiento.</text:span></text:p>
      <text:p text:style-name="P80"/>
      <text:p text:style-name="P85">MONGOOSE</text:p>
      <text:p text:style-name="P81">Mongoose es una librería Node que proporciona un modelo basado en esquemas para los datos de la aplicación</text:p>
      <text:p text:style-name="P81"/>
      <text:p text:style-name="P86">DEFINING THE API ROUTES FOR EXPRESS ROUTING</text:p>
      <text:p text:style-name="P8">P.66 – Learning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arial, x-locale-body, sans-serif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3:07:15.790011627</meta:creation-date>
    <dc:date>2018-01-28T22:48:07.240523779</dc:date>
    <meta:editing-duration>PT18H3M2S</meta:editing-duration>
    <meta:editing-cycles>620</meta:editing-cycles>
    <meta:generator>LibreOffice/4.2.8.2$Linux_X86_64 LibreOffice_project/420m0$Build-2</meta:generator>
    <meta:document-statistic meta:table-count="1" meta:image-count="0" meta:object-count="0" meta:page-count="18" meta:paragraph-count="236" meta:word-count="3027" meta:character-count="23795" meta:non-whitespace-character-count="20948"/>
  </office:meta>
</office:document-meta>
</file>